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tiva Sans" svg:font-family="'Motiva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hu" fo:country="HU"/>
    </style:style>
    <style:style style:name="P2" style:family="paragraph" style:parent-style-name="Text_20_body">
      <style:text-properties officeooo:rsid="001aa216" officeooo:paragraph-rsid="001aa216"/>
    </style:style>
    <style:style style:name="P3" style:family="paragraph" style:parent-style-name="Text_20_body">
      <style:text-properties officeooo:rsid="001d3b36" officeooo:paragraph-rsid="001d3b36"/>
    </style:style>
    <style:style style:name="P4" style:family="paragraph" style:parent-style-name="Text_20_body">
      <style:text-properties officeooo:rsid="002161da" officeooo:paragraph-rsid="002161da"/>
    </style:style>
    <style:style style:name="P5" style:family="paragraph" style:parent-style-name="Text_20_body">
      <style:text-properties officeooo:rsid="002ac5a4" officeooo:paragraph-rsid="0044091c"/>
    </style:style>
    <style:style style:name="P6" style:family="paragraph" style:parent-style-name="Text_20_body">
      <style:text-properties officeooo:rsid="0044ed95" officeooo:paragraph-rsid="00451094"/>
    </style:style>
    <style:style style:name="P7" style:family="paragraph" style:parent-style-name="Text_20_body">
      <style:text-properties officeooo:rsid="0047b043" officeooo:paragraph-rsid="0050a4ca"/>
    </style:style>
    <style:style style:name="P8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91ee2" style:font-weight-asian="bold" style:font-weight-complex="bold"/>
    </style:style>
    <style:style style:name="P11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12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27f32"/>
    </style:style>
    <style:style style:name="P13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14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15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16" style:family="paragraph" style:parent-style-name="Text_20_body">
      <style:paragraph-properties fo:margin-top="0in" fo:margin-bottom="0.1in" loext:contextual-spacing="false" style:writing-mode="page"/>
    </style:style>
    <style:style style:name="P17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c5a4"/>
    </style:style>
    <style:style style:name="P18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f9b9"/>
    </style:style>
    <style:style style:name="P19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c6b09"/>
    </style:style>
    <style:style style:name="P20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d997b"/>
    </style:style>
    <style:style style:name="P21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6c41"/>
    </style:style>
    <style:style style:name="P22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c541"/>
    </style:style>
    <style:style style:name="P23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70a9"/>
    </style:style>
    <style:style style:name="P24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a4ca"/>
    </style:style>
    <style:style style:name="P25" style:family="paragraph" style:parent-style-name="Text_20_body">
      <style:paragraph-properties fo:margin-top="0in" fo:margin-bottom="0.1in" loext:contextual-spacing="false" style:writing-mode="page"/>
      <style:text-properties officeooo:paragraph-rsid="002af9b9"/>
    </style:style>
    <style:style style:name="P26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7b043"/>
    </style:style>
    <style:style style:name="P27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9f9d2"/>
    </style:style>
    <style:style style:name="P28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b656e"/>
    </style:style>
    <style:style style:name="P29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c6b09"/>
    </style:style>
    <style:style style:name="P30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d997b"/>
    </style:style>
    <style:style style:name="P31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6c41"/>
    </style:style>
    <style:style style:name="P32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c541"/>
    </style:style>
    <style:style style:name="P33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70a9"/>
    </style:style>
    <style:style style:name="P34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a4ca"/>
    </style:style>
    <style:style style:name="P35" style:family="paragraph" style:parent-style-name="Text_20_body">
      <style:paragraph-properties fo:margin-top="0in" fo:margin-bottom="0.1in" loext:contextual-spacing="false" style:writing-mode="page"/>
      <style:text-properties officeooo:paragraph-rsid="004e6c41"/>
    </style:style>
    <style:style style:name="P36" style:family="paragraph" style:parent-style-name="Standard" style:list-style-name="L6">
      <style:text-properties officeooo:paragraph-rsid="0053ca5b"/>
    </style:style>
    <style:style style:name="P37" style:family="paragraph" style:parent-style-name="Standard" style:list-style-name="L7"/>
    <style:style style:name="P38" style:family="paragraph" style:parent-style-name="Standard" style:list-style-name="L8">
      <style:text-properties officeooo:paragraph-rsid="0053ca5b"/>
    </style:style>
    <style:style style:name="P39" style:family="paragraph" style:parent-style-name="Standard" style:list-style-name="L9"/>
    <style:style style:name="P40" style:family="paragraph" style:parent-style-name="Standard">
      <style:text-properties fo:font-style="italic" style:font-style-asian="italic" style:font-style-complex="italic"/>
    </style:style>
    <style:style style:name="P41" style:family="paragraph" style:parent-style-name="Standard">
      <style:text-properties fo:font-style="italic" officeooo:paragraph-rsid="005c194e" style:font-style-asian="italic" style:font-style-complex="italic"/>
    </style:style>
    <style:style style:name="P42" style:family="paragraph" style:parent-style-name="Standard" style:list-style-name="L10"/>
    <style:style style:name="P43" style:family="paragraph" style:parent-style-name="Standard" style:list-style-name="L11"/>
    <style:style style:name="P44" style:family="paragraph" style:parent-style-name="Standard">
      <style:text-properties officeooo:paragraph-rsid="0056c535"/>
    </style:style>
    <style:style style:name="P45" style:family="paragraph" style:parent-style-name="Standard" style:list-style-name="L12">
      <style:text-properties officeooo:paragraph-rsid="005c194e"/>
    </style:style>
    <style:style style:name="P46" style:family="paragraph" style:parent-style-name="Standard">
      <style:text-properties officeooo:paragraph-rsid="005c194e"/>
    </style:style>
    <style:style style:name="P4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9" style:family="paragraph" style:parent-style-name="Contents_20_Heading" style:master-page-name="First_20_Page">
      <style:paragraph-properties style:page-number="auto"/>
    </style:style>
    <style:style style:name="P50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51" style:family="paragraph" style:parent-style-name="Heading_20_1">
      <style:paragraph-properties fo:break-before="page"/>
      <style:text-properties officeooo:rsid="000c8139" officeooo:paragraph-rsid="000c8139"/>
    </style:style>
    <style:style style:name="P52" style:family="paragraph" style:parent-style-name="Heading_20_1">
      <style:paragraph-properties fo:break-before="page"/>
      <style:text-properties officeooo:rsid="000e4c2c" officeooo:paragraph-rsid="000e4c2c"/>
    </style:style>
    <style:style style:name="P53" style:family="paragraph" style:parent-style-name="Heading_20_1">
      <style:paragraph-properties fo:margin-top="0in" fo:margin-bottom="0.1in" loext:contextual-spacing="false" fo:break-before="page" style:writing-mode="page"/>
      <style:text-properties officeooo:rsid="000c8139" officeooo:paragraph-rsid="000c8139"/>
    </style:style>
    <style:style style:name="P54" style:family="paragraph" style:parent-style-name="Heading_20_3">
      <style:text-properties officeooo:paragraph-rsid="005b4f98"/>
    </style:style>
    <style:style style:name="P55" style:family="paragraph" style:parent-style-name="Heading_20_3">
      <style:text-properties officeooo:rsid="00642e7c" officeooo:paragraph-rsid="00642e7c"/>
    </style:style>
    <style:style style:name="P56" style:family="paragraph" style:parent-style-name="Heading_20_3">
      <style:text-properties officeooo:rsid="0069b42f" officeooo:paragraph-rsid="0069b42f"/>
    </style:style>
    <style:style style:name="P57" style:family="paragraph" style:parent-style-name="Heading_20_2">
      <style:text-properties fo:language="hu" fo:country="HU" officeooo:paragraph-rsid="000c8139"/>
    </style:style>
    <style:style style:name="P58" style:family="paragraph" style:parent-style-name="Heading_20_2">
      <style:text-properties fo:language="hu" fo:country="HU" officeooo:rsid="000c8139" officeooo:paragraph-rsid="000c8139"/>
    </style:style>
    <style:style style:name="P59" style:family="paragraph" style:parent-style-name="Heading_20_2">
      <style:text-properties officeooo:paragraph-rsid="000c8139"/>
    </style:style>
    <style:style style:name="P60" style:family="paragraph" style:parent-style-name="Heading_20_2">
      <style:text-properties officeooo:rsid="000c8139" officeooo:paragraph-rsid="000c8139"/>
    </style:style>
    <style:style style:name="P61" style:family="paragraph" style:parent-style-name="Heading_20_2">
      <style:text-properties officeooo:paragraph-rsid="000e4c2c"/>
    </style:style>
    <style:style style:name="P62" style:family="paragraph" style:parent-style-name="Heading_20_2">
      <style:text-properties officeooo:rsid="000e4c2c" officeooo:paragraph-rsid="000e4c2c"/>
    </style:style>
    <style:style style:name="P63" style:family="paragraph" style:parent-style-name="Heading_20_2">
      <style:paragraph-properties fo:margin-top="0in" fo:margin-bottom="0.1in" loext:contextual-spacing="false" style:writing-mode="page"/>
      <style:text-properties officeooo:rsid="000c8139" officeooo:paragraph-rsid="000c8139"/>
    </style:style>
    <style:style style:name="P64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0e4c2c"/>
    </style:style>
    <style:style style:name="P65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2af9b9"/>
    </style:style>
    <style:style style:name="P66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c6b09"/>
    </style:style>
    <style:style style:name="P67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d997b"/>
    </style:style>
    <style:style style:name="P68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6c41"/>
    </style:style>
    <style:style style:name="P69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c541"/>
    </style:style>
    <style:style style:name="P70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70a9"/>
    </style:style>
    <style:style style:name="P71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a4ca"/>
    </style:style>
    <style:style style:name="P72" style:family="paragraph" style:parent-style-name="Heading_20_2">
      <style:paragraph-properties fo:margin-top="0in" fo:margin-bottom="0.1in" loext:contextual-spacing="false" style:writing-mode="page"/>
      <style:text-properties fo:font-weight="bold" style:font-weight-asian="bold" style:font-weight-complex="bold"/>
    </style:style>
    <style:style style:name="P73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7b043" style:font-weight-asian="bold" style:font-weight-complex="bold"/>
    </style:style>
    <style:style style:name="P74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9f9d2" style:font-weight-asian="bold" style:font-weight-complex="bold"/>
    </style:style>
    <style:style style:name="P75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b656e" style:font-weight-asian="bold" style:font-weight-complex="bold"/>
    </style:style>
    <style:style style:name="P76" style:family="paragraph" style:parent-style-name="Text_20_body">
      <style:paragraph-properties fo:margin-top="0in" fo:margin-bottom="0in" loext:contextual-spacing="false" style:writing-mode="page"/>
      <style:text-properties fo:language="hu" fo:country="HU" officeooo:rsid="001dcd3b" officeooo:paragraph-rsid="001dcd3b"/>
    </style:style>
    <style:style style:name="P77" style:family="paragraph" style:parent-style-name="Text_20_body">
      <style:paragraph-properties fo:margin-top="0in" fo:margin-bottom="0in" loext:contextual-spacing="false" style:writing-mode="page"/>
      <style:text-properties fo:language="hu" fo:country="HU" officeooo:rsid="001d3b36" officeooo:paragraph-rsid="001d3b36"/>
    </style:style>
    <style:style style:name="P78" style:family="paragraph" style:parent-style-name="Text_20_body">
      <style:paragraph-properties fo:margin-top="0in" fo:margin-bottom="0in" loext:contextual-spacing="false" style:writing-mode="page"/>
      <style:text-properties fo:language="hu" fo:country="HU" officeooo:rsid="0024559e" officeooo:paragraph-rsid="0024559e"/>
    </style:style>
    <style:style style:name="P79" style:family="paragraph" style:parent-style-name="Text_20_body">
      <style:paragraph-properties fo:margin-top="0in" fo:margin-bottom="0in" loext:contextual-spacing="false" style:writing-mode="page"/>
      <style:text-properties fo:language="hu" fo:country="HU" officeooo:rsid="002ac5a4" officeooo:paragraph-rsid="002ac5a4"/>
    </style:style>
    <style:style style:name="P80" style:family="paragraph" style:parent-style-name="Text_20_body">
      <style:paragraph-properties fo:margin-top="0in" fo:margin-bottom="0in" loext:contextual-spacing="false" style:writing-mode="page"/>
      <style:text-properties fo:language="hu" fo:country="HU" officeooo:rsid="002452df" officeooo:paragraph-rsid="002452df"/>
    </style:style>
    <style:style style:name="P81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452df" officeooo:paragraph-rsid="002452df" style:font-weight-asian="bold" style:font-weight-complex="bold"/>
    </style:style>
    <style:style style:name="P82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d3b36" officeooo:paragraph-rsid="001d3b36" style:font-weight-asian="bold" style:font-weight-complex="bold"/>
    </style:style>
    <style:style style:name="P83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2df" style:font-weight-asian="normal" style:font-weight-complex="normal"/>
    </style:style>
    <style:style style:name="P84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59e" style:font-weight-asian="normal" style:font-weight-complex="normal"/>
    </style:style>
    <style:style style:name="P85" style:family="paragraph" style:parent-style-name="Text_20_body" style:list-style-name="L1">
      <style:paragraph-properties fo:margin-top="0in" fo:margin-bottom="0in" loext:contextual-spacing="false" style:writing-mode="page"/>
      <style:text-properties fo:language="hu" fo:country="HU" fo:font-weight="normal" officeooo:rsid="001b815a" officeooo:paragraph-rsid="001b815a" style:font-weight-asian="normal" style:font-weight-complex="normal"/>
    </style:style>
    <style:style style:name="P86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87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88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64e85c" officeooo:paragraph-rsid="0064e85c"/>
    </style:style>
    <style:style style:name="P89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90" style:family="paragraph" style:parent-style-name="Text_20_body">
      <style:text-properties fo:language="hu" fo:country="HU" officeooo:rsid="00227f32" officeooo:paragraph-rsid="00227f32"/>
    </style:style>
    <style:style style:name="P91" style:family="paragraph" style:parent-style-name="Text_20_body">
      <style:text-properties fo:language="hu" fo:country="HU" officeooo:rsid="002170d9" officeooo:paragraph-rsid="002170d9"/>
    </style:style>
    <style:style style:name="P92" style:family="paragraph" style:parent-style-name="Text_20_body">
      <style:text-properties fo:language="hu" fo:country="HU" officeooo:rsid="0020654e" officeooo:paragraph-rsid="0020654e"/>
    </style:style>
    <style:style style:name="P93" style:family="paragraph" style:parent-style-name="Text_20_body">
      <style:text-properties officeooo:rsid="00451094" officeooo:paragraph-rsid="00451094"/>
    </style:style>
    <style:style style:name="P94" style:family="paragraph" style:parent-style-name="Text_20_body">
      <style:text-properties officeooo:rsid="00451094" officeooo:paragraph-rsid="0046128a"/>
    </style:style>
    <style:style style:name="P95" style:family="paragraph" style:parent-style-name="Text_20_body">
      <style:text-properties officeooo:rsid="0043ed9e" officeooo:paragraph-rsid="0044091c"/>
    </style:style>
    <style:style style:name="P96" style:family="paragraph" style:parent-style-name="Text_20_body">
      <style:text-properties officeooo:rsid="0042412e" officeooo:paragraph-rsid="0044ed95"/>
    </style:style>
    <style:style style:name="P97" style:family="paragraph" style:parent-style-name="Text_20_body">
      <style:text-properties officeooo:rsid="0044ed95" officeooo:paragraph-rsid="0044ed95"/>
    </style:style>
    <style:style style:name="P98" style:family="paragraph" style:parent-style-name="Text_20_body" style:list-style-name="L5"/>
    <style:style style:name="P99" style:family="paragraph" style:parent-style-name="Text_20_body" style:list-style-name="L5">
      <style:text-properties officeooo:rsid="002d3df3" officeooo:paragraph-rsid="002d3df3"/>
    </style:style>
    <style:style style:name="P100" style:family="paragraph" style:parent-style-name="Text_20_body">
      <style:text-properties officeooo:rsid="002ac5a4" officeooo:paragraph-rsid="0053ca5b"/>
    </style:style>
    <style:style style:name="P101" style:family="paragraph" style:parent-style-name="Text_20_body">
      <style:text-properties officeooo:paragraph-rsid="005b4f98"/>
    </style:style>
    <style:style style:name="P102" style:family="paragraph" style:parent-style-name="Text_20_body">
      <style:text-properties officeooo:rsid="005f38df" officeooo:paragraph-rsid="005f38df"/>
    </style:style>
    <style:style style:name="P103" style:family="paragraph" style:parent-style-name="Text_20_body" style:list-style-name="L13">
      <style:text-properties officeooo:rsid="005f38df" officeooo:paragraph-rsid="005f38df"/>
    </style:style>
    <style:style style:name="P104" style:family="paragraph" style:parent-style-name="Text_20_body" style:list-style-name="L13">
      <style:text-properties officeooo:paragraph-rsid="005f38df"/>
    </style:style>
    <style:style style:name="P105" style:family="paragraph" style:parent-style-name="Text_20_body">
      <style:text-properties officeooo:rsid="005fb570" officeooo:paragraph-rsid="005fb570"/>
    </style:style>
    <style:style style:name="P106" style:family="paragraph" style:parent-style-name="Text_20_body">
      <style:text-properties officeooo:rsid="00609c61" officeooo:paragraph-rsid="00609c61"/>
    </style:style>
    <style:style style:name="P107" style:family="paragraph" style:parent-style-name="Text_20_body" style:list-style-name="L14">
      <style:text-properties officeooo:rsid="00609c61" officeooo:paragraph-rsid="00609c61"/>
    </style:style>
    <style:style style:name="P108" style:family="paragraph" style:parent-style-name="Text_20_body">
      <style:text-properties officeooo:rsid="0061e102" officeooo:paragraph-rsid="0061e102"/>
    </style:style>
    <style:style style:name="P109" style:family="paragraph" style:parent-style-name="Text_20_body">
      <style:text-properties officeooo:rsid="0061e102" officeooo:paragraph-rsid="00642e7c"/>
    </style:style>
    <style:style style:name="P110" style:family="paragraph" style:parent-style-name="Text_20_body">
      <style:text-properties officeooo:rsid="00642e7c" officeooo:paragraph-rsid="00642e7c"/>
    </style:style>
    <style:style style:name="P111" style:family="paragraph" style:parent-style-name="Text_20_body">
      <style:text-properties fo:font-style="italic" officeooo:rsid="0064e85c" officeooo:paragraph-rsid="0064e85c" style:font-style-asian="italic" style:font-style-complex="italic"/>
    </style:style>
    <style:style style:name="P112" style:family="paragraph" style:parent-style-name="Text_20_body">
      <style:text-properties officeooo:paragraph-rsid="00642e7c"/>
    </style:style>
    <style:style style:name="P113" style:family="paragraph" style:parent-style-name="Text_20_body">
      <style:text-properties officeooo:rsid="0064e85c" officeooo:paragraph-rsid="0064e85c"/>
    </style:style>
    <style:style style:name="P114" style:family="paragraph" style:parent-style-name="Text_20_body">
      <style:text-properties fo:font-style="normal" officeooo:rsid="00669a8b" officeooo:paragraph-rsid="00669a8b" style:font-style-asian="normal" style:font-style-complex="normal"/>
    </style:style>
    <style:style style:name="P115" style:family="paragraph" style:parent-style-name="Text_20_body">
      <style:text-properties officeooo:rsid="0046128a" officeooo:paragraph-rsid="0046128a"/>
    </style:style>
    <style:style style:name="P116" style:family="paragraph" style:parent-style-name="Text_20_body">
      <style:text-properties officeooo:rsid="0067bee4" officeooo:paragraph-rsid="0067bee4"/>
    </style:style>
    <style:style style:name="P117" style:family="paragraph" style:parent-style-name="Text_20_body">
      <style:text-properties officeooo:rsid="0067bee4" officeooo:paragraph-rsid="0069b42f"/>
    </style:style>
    <style:style style:name="P118" style:family="paragraph" style:parent-style-name="Text_20_body">
      <style:text-properties officeooo:paragraph-rsid="0067bee4"/>
    </style:style>
    <style:style style:name="P119" style:family="paragraph" style:parent-style-name="Text_20_body">
      <style:text-properties officeooo:paragraph-rsid="0069b42f"/>
    </style:style>
    <style:style style:name="P120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d98dc"/>
    </style:style>
    <style:style style:name="P121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e8df4"/>
    </style:style>
    <style:style style:name="P122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f0549"/>
    </style:style>
    <style:style style:name="P123" style:family="paragraph" style:parent-style-name="Text_20_body">
      <style:paragraph-properties fo:margin-top="0in" fo:margin-bottom="0.1in" loext:contextual-spacing="false" style:writing-mode="page"/>
      <style:text-properties officeooo:paragraph-rsid="000c8139"/>
    </style:style>
    <style:style style:name="P12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officeooo:rsid="002452df"/>
    </style:style>
    <style:style style:name="T12" style:family="text">
      <style:text-properties fo:language="hu" fo:country="HU" fo:font-weight="normal" officeooo:rsid="002452df" style:font-weight-asian="normal" style:font-weight-complex="normal"/>
    </style:style>
    <style:style style:name="T13" style:family="text">
      <style:text-properties fo:language="hu" fo:country="HU" fo:font-weight="normal" officeooo:rsid="0024559e" style:font-weight-asian="normal" style:font-weight-complex="normal"/>
    </style:style>
    <style:style style:name="T14" style:family="text">
      <style:text-properties fo:language="hu" fo:country="HU" fo:font-weight="normal" officeooo:rsid="00291ee2" style:font-weight-asian="normal" style:font-weight-complex="normal"/>
    </style:style>
    <style:style style:name="T15" style:family="text">
      <style:text-properties fo:language="hu" fo:country="HU" fo:font-weight="normal" officeooo:rsid="002ac5a4" style:font-weight-asian="normal" style:font-weight-complex="normal"/>
    </style:style>
    <style:style style:name="T16" style:family="text">
      <style:text-properties fo:language="hu" fo:country="HU" officeooo:rsid="0024559e"/>
    </style:style>
    <style:style style:name="T17" style:family="text">
      <style:text-properties fo:language="hu" fo:country="HU" officeooo:rsid="00291ee2"/>
    </style:style>
    <style:style style:name="T18" style:family="text">
      <style:text-properties fo:language="hu" fo:country="HU" officeooo:rsid="002ac5a4"/>
    </style:style>
    <style:style style:name="T19" style:family="text">
      <style:text-properties fo:language="hu" fo:country="HU" officeooo:rsid="00451094"/>
    </style:style>
    <style:style style:name="T20" style:family="text">
      <style:text-properties fo:language="hu" fo:country="HU" officeooo:rsid="0064e85c"/>
    </style:style>
    <style:style style:name="T21" style:family="text">
      <style:text-properties officeooo:rsid="000e4c2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af9b9" style:font-weight-asian="bold" style:font-weight-complex="bold"/>
    </style:style>
    <style:style style:name="T24" style:family="text">
      <style:text-properties fo:font-weight="bold" officeooo:rsid="004829fd" style:font-weight-asian="bold" style:font-weight-complex="bold"/>
    </style:style>
    <style:style style:name="T25" style:family="text">
      <style:text-properties fo:font-weight="bold" officeooo:rsid="00609c61" style:font-weight-asian="bold" style:font-weight-complex="bold"/>
    </style:style>
    <style:style style:name="T26" style:family="text">
      <style:text-properties fo:font-weight="bold" officeooo:rsid="00642e7c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af9b9" style:font-weight-asian="normal" style:font-weight-complex="normal"/>
    </style:style>
    <style:style style:name="T29" style:family="text">
      <style:text-properties fo:font-weight="normal" officeooo:rsid="004829fd" style:font-weight-asian="normal" style:font-weight-complex="normal"/>
    </style:style>
    <style:style style:name="T30" style:family="text">
      <style:text-properties fo:font-weight="normal" officeooo:rsid="0049f9d2" style:font-weight-asian="normal" style:font-weight-complex="normal"/>
    </style:style>
    <style:style style:name="T31" style:family="text">
      <style:text-properties fo:font-weight="normal" officeooo:rsid="004c6b09" style:font-weight-asian="normal" style:font-weight-complex="normal"/>
    </style:style>
    <style:style style:name="T32" style:family="text">
      <style:text-properties fo:font-weight="normal" officeooo:rsid="004d997b" style:font-weight-asian="normal" style:font-weight-complex="normal"/>
    </style:style>
    <style:style style:name="T33" style:family="text">
      <style:text-properties fo:font-weight="normal" officeooo:rsid="004e6c41" style:font-weight-asian="normal" style:font-weight-complex="normal"/>
    </style:style>
    <style:style style:name="T34" style:family="text">
      <style:text-properties fo:font-weight="normal" officeooo:rsid="004ec541" style:font-weight-asian="normal" style:font-weight-complex="normal"/>
    </style:style>
    <style:style style:name="T35" style:family="text">
      <style:text-properties fo:font-weight="normal" officeooo:rsid="005070a9" style:font-weight-asian="normal" style:font-weight-complex="normal"/>
    </style:style>
    <style:style style:name="T36" style:family="text">
      <style:text-properties fo:font-weight="normal" officeooo:rsid="0050a4ca" style:font-weight-asian="normal" style:font-weight-complex="normal"/>
    </style:style>
    <style:style style:name="T37" style:family="text">
      <style:text-properties fo:font-weight="normal" officeooo:rsid="005d8c7d" style:font-weight-asian="normal" style:font-weight-complex="normal"/>
    </style:style>
    <style:style style:name="T38" style:family="text">
      <style:text-properties fo:font-weight="normal" officeooo:rsid="005d98dc" style:font-weight-asian="normal" style:font-weight-complex="normal"/>
    </style:style>
    <style:style style:name="T39" style:family="text">
      <style:text-properties fo:font-weight="normal" officeooo:rsid="005e8df4" style:font-weight-asian="normal" style:font-weight-complex="normal"/>
    </style:style>
    <style:style style:name="T40" style:family="text">
      <style:text-properties fo:font-weight="normal" officeooo:rsid="005f0549" style:font-weight-asian="normal" style:font-weight-complex="normal"/>
    </style:style>
    <style:style style:name="T41" style:family="text">
      <style:text-properties fo:font-weight="normal" officeooo:rsid="0063b392" style:font-weight-asian="normal" style:font-weight-complex="normal"/>
    </style:style>
    <style:style style:name="T42" style:family="text">
      <style:text-properties fo:font-weight="normal" officeooo:rsid="00642e7c" style:font-weight-asian="normal" style:font-weight-complex="normal"/>
    </style:style>
    <style:style style:name="T43" style:family="text">
      <style:text-properties officeooo:rsid="002161da"/>
    </style:style>
    <style:style style:name="T44" style:family="text">
      <style:text-properties officeooo:rsid="002af9b9"/>
    </style:style>
    <style:style style:name="T45" style:family="text">
      <style:text-properties officeooo:rsid="002d3df3"/>
    </style:style>
    <style:style style:name="T46" style:family="text">
      <style:text-properties officeooo:rsid="0042412e"/>
    </style:style>
    <style:style style:name="T47" style:family="text">
      <style:text-properties officeooo:rsid="0043ed9e"/>
    </style:style>
    <style:style style:name="T48" style:family="text">
      <style:text-properties officeooo:rsid="0047b043"/>
    </style:style>
    <style:style style:name="T49" style:family="text">
      <style:text-properties officeooo:rsid="004c6b09"/>
    </style:style>
    <style:style style:name="T50" style:family="text">
      <style:text-properties officeooo:rsid="004d997b"/>
    </style:style>
    <style:style style:name="T51" style:family="text">
      <style:text-properties officeooo:rsid="004e6c41"/>
    </style:style>
    <style:style style:name="T52" style:family="text">
      <style:text-properties officeooo:rsid="004ec541"/>
    </style:style>
    <style:style style:name="T53" style:family="text">
      <style:text-properties officeooo:rsid="005070a9"/>
    </style:style>
    <style:style style:name="T54" style:family="text">
      <style:text-properties officeooo:rsid="0050a4ca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style:text-underline-style="none" style:font-style-asian="italic" style:font-style-complex="italic"/>
    </style:style>
    <style:style style:name="T59" style:family="text">
      <style:text-properties officeooo:rsid="005534bb"/>
    </style:style>
    <style:style style:name="T60" style:family="text">
      <style:text-properties officeooo:rsid="0056c535"/>
    </style:style>
    <style:style style:name="T61" style:family="text">
      <style:text-properties officeooo:rsid="00583ecc"/>
    </style:style>
    <style:style style:name="T62" style:family="text">
      <style:text-properties officeooo:rsid="005b4f98"/>
    </style:style>
    <style:style style:name="T63" style:family="text">
      <style:text-properties officeooo:rsid="005c194e"/>
    </style:style>
    <style:style style:name="T64" style:family="text">
      <style:text-properties officeooo:rsid="005f38df"/>
    </style:style>
    <style:style style:name="T65" style:family="text">
      <style:text-properties officeooo:rsid="005fb570"/>
    </style:style>
    <style:style style:name="T66" style:family="text">
      <style:text-properties officeooo:rsid="00609c61"/>
    </style:style>
    <style:style style:name="T67" style:family="text">
      <style:text-properties officeooo:rsid="0063b392"/>
    </style:style>
    <style:style style:name="T68" style:family="text">
      <style:text-properties officeooo:rsid="00669a8b"/>
    </style:style>
    <style:style style:name="T69" style:family="text">
      <style:text-properties officeooo:rsid="0067bee4"/>
    </style:style>
    <style:style style:name="T70" style:family="text">
      <style:text-properties officeooo:rsid="0069b42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9">Tartalomjegyzék</text:p>
          </text:index-title>
          <text:p text:style-name="P48"><text:a xlink:type="simple" xlink:href="#__RefHeading___Toc185_2378536833" text:style-name="Index_20_Link" text:visited-style-name="Index_20_Link">1. Követelmény feltárás<text:tab/>3</text:a></text:p>
          <text:p text:style-name="P124"><text:a xlink:type="simple" xlink:href="#__RefHeading___Toc187_2378536833" text:style-name="Index_20_Link" text:visited-style-name="Index_20_Link">1.1 Célkitűzés, projektindító dokumentum<text:tab/>3</text:a></text:p>
          <text:p text:style-name="P124"><text:a xlink:type="simple" xlink:href="#__RefHeading___Toc189_2378536833" text:style-name="Index_20_Link" text:visited-style-name="Index_20_Link">1.2 Szakterületi fogalomjegyzék<text:tab/>3</text:a></text:p>
          <text:p text:style-name="P124"><text:a xlink:type="simple" xlink:href="#__RefHeading___Toc191_2378536833" text:style-name="Index_20_Link" text:visited-style-name="Index_20_Link">1.3 Használatieset-modell, funkcionális követelmények<text:tab/>3</text:a></text:p>
          <text:p text:style-name="P124"><text:a xlink:type="simple" xlink:href="#__RefHeading___Toc193_2378536833" text:style-name="Index_20_Link" text:visited-style-name="Index_20_Link">1.4 Szakterületi követelmények<text:tab/>4</text:a></text:p>
          <text:p text:style-name="P124"><text:a xlink:type="simple" xlink:href="#__RefHeading___Toc195_2378536833" text:style-name="Index_20_Link" text:visited-style-name="Index_20_Link">1.5 Nem funkcionális követelmények<text:tab/>4</text:a></text:p>
          <text:p text:style-name="P48"><text:a xlink:type="simple" xlink:href="#__RefHeading___Toc197_2378536833" text:style-name="Index_20_Link" text:visited-style-name="Index_20_Link">2. Tervezés<text:tab/>6</text:a></text:p>
          <text:p text:style-name="P124"><text:a xlink:type="simple" xlink:href="#__RefHeading___Toc199_2378536833" text:style-name="Index_20_Link" text:visited-style-name="Index_20_Link">2.1 A program architektúrája<text:tab/>6</text:a></text:p>
          <text:p text:style-name="P124"><text:a xlink:type="simple" xlink:href="#__RefHeading___Toc201_2378536833" text:style-name="Index_20_Link" text:visited-style-name="Index_20_Link">2.2 Osztálymodell<text:tab/>6</text:a></text:p>
          <text:p text:style-name="P124"><text:a xlink:type="simple" xlink:href="#__RefHeading___Toc203_2378536833" text:style-name="Index_20_Link" text:visited-style-name="Index_20_Link">2.3 Dinamikus működés<text:tab/>6</text:a></text:p>
          <text:p text:style-name="P124"><text:a xlink:type="simple" xlink:href="#__RefHeading___Toc205_2378536833" text:style-name="Index_20_Link" text:visited-style-name="Index_20_Link">2.4 Felhasználói-felület modell<text:tab/>6</text:a></text:p>
          <text:p text:style-name="P124"><text:a xlink:type="simple" xlink:href="#__RefHeading___Toc207_2378536833" text:style-name="Index_20_Link" text:visited-style-name="Index_20_Link">2.5 Részletes programterv<text:tab/>6</text:a></text:p>
          <text:p text:style-name="P48"><text:a xlink:type="simple" xlink:href="#__RefHeading___Toc209_2378536833" text:style-name="Index_20_Link" text:visited-style-name="Index_20_Link">3. Implementáció<text:tab/>7</text:a></text:p>
          <text:p text:style-name="P124"><text:a xlink:type="simple" xlink:href="#__RefHeading___Toc211_2378536833" text:style-name="Index_20_Link" text:visited-style-name="Index_20_Link">3.1 Fejlesztőeszközök<text:tab/>7</text:a></text:p>
          <text:p text:style-name="P124"><text:a xlink:type="simple" xlink:href="#__RefHeading___Toc213_2378536833" text:style-name="Index_20_Link" text:visited-style-name="Index_20_Link">3.2 Alkalmazott kódolási szabványok<text:tab/>7</text:a></text:p>
          <text:p text:style-name="P47"><text:a xlink:type="simple" xlink:href="#__RefHeading___Toc3470_2378536833" text:style-name="Index_20_Link" text:visited-style-name="Index_20_Link">Általános szabályok<text:tab/>7</text:a></text:p>
          <text:p text:style-name="P47"><text:a xlink:type="simple" xlink:href="#__RefHeading___Toc3472_2378536833" text:style-name="Index_20_Link" text:visited-style-name="Index_20_Link">Névadás<text:tab/>8</text:a></text:p>
          <text:p text:style-name="P47"><text:a xlink:type="simple" xlink:href="#__RefHeading___Toc3474_2378536833" text:style-name="Index_20_Link" text:visited-style-name="Index_20_Link">Fájlnevek<text:tab/>8</text:a></text:p>
          <text:p text:style-name="P47"><text:a xlink:type="simple" xlink:href="#__RefHeading___Toc3476_2378536833" text:style-name="Index_20_Link" text:visited-style-name="Index_20_Link">A fájlok kiterjesztései<text:tab/>8</text:a></text:p>
          <text:p text:style-name="P47"><text:a xlink:type="simple" xlink:href="#__RefHeading___Toc3478_2378536833" text:style-name="Index_20_Link" text:visited-style-name="Index_20_Link">Fordítási direktívák<text:tab/>8</text:a></text:p>
          <text:p text:style-name="P47"><text:a xlink:type="simple" xlink:href="#__RefHeading___Toc3500_2378536833" text:style-name="Index_20_Link" text:visited-style-name="Index_20_Link">Típusok elnevezése<text:tab/>9</text:a></text:p>
          <text:p text:style-name="P47"><text:a xlink:type="simple" xlink:href="#__RefHeading___Toc3502_2378536833" text:style-name="Index_20_Link" text:visited-style-name="Index_20_Link">Mutatók és referenciák<text:tab/>9</text:a></text:p>
          <text:p text:style-name="P47"><text:a xlink:type="simple" xlink:href="#__RefHeading___Toc3504_2378536833" text:style-name="Index_20_Link" text:visited-style-name="Index_20_Link">Változók elnevezése<text:tab/>10</text:a></text:p>
          <text:p text:style-name="P47"><text:a xlink:type="simple" xlink:href="#__RefHeading___Toc3506_2378536833" text:style-name="Index_20_Link" text:visited-style-name="Index_20_Link">Konstansok elnevezése<text:tab/>10</text:a></text:p>
          <text:p text:style-name="P47"><text:a xlink:type="simple" xlink:href="#__RefHeading___Toc3508_2378536833" text:style-name="Index_20_Link" text:visited-style-name="Index_20_Link">Tagváltozók<text:tab/>10</text:a></text:p>
          <text:p text:style-name="P47"><text:a xlink:type="simple" xlink:href="#__RefHeading___Toc3510_2378536833" text:style-name="Index_20_Link" text:visited-style-name="Index_20_Link">Függvények elnevezése<text:tab/>10</text:a></text:p>
          <text:p text:style-name="P47"><text:a xlink:type="simple" xlink:href="#__RefHeading___Toc3512_2378536833" text:style-name="Index_20_Link" text:visited-style-name="Index_20_Link">Tagfüggvények<text:tab/>11</text:a></text:p>
          <text:p text:style-name="P47"><text:a xlink:type="simple" xlink:href="#__RefHeading___Toc3514_2378536833" text:style-name="Index_20_Link" text:visited-style-name="Index_20_Link">Blokkok<text:tab/>11</text:a></text:p>
          <text:p text:style-name="P47"><text:a xlink:type="simple" xlink:href="#__RefHeading___Toc3516_2378536833" text:style-name="Index_20_Link" text:visited-style-name="Index_20_Link">If<text:tab/>11</text:a></text:p>
          <text:p text:style-name="P47"><text:a xlink:type="simple" xlink:href="#__RefHeading___Toc3518_2378536833" text:style-name="Index_20_Link" text:visited-style-name="Index_20_Link">Goto<text:tab/>11</text:a></text:p>
          <text:p text:style-name="P47"><text:a xlink:type="simple" xlink:href="#__RefHeading___Toc3520_2378536833" text:style-name="Index_20_Link" text:visited-style-name="Index_20_Link">Whitespace<text:tab/>12</text:a></text:p>
          <text:p text:style-name="P47"><text:a xlink:type="simple" xlink:href="#__RefHeading___Toc3522_2378536833" text:style-name="Index_20_Link" text:visited-style-name="Index_20_Link">Kommentek<text:tab/>12</text:a></text:p>
          <text:p text:style-name="P47"><text:a xlink:type="simple" xlink:href="#__RefHeading___Toc3524_2378536833" text:style-name="Index_20_Link" text:visited-style-name="Index_20_Link">Értékadás<text:tab/>12</text:a></text:p>
          <text:p text:style-name="P48"><text:a xlink:type="simple" xlink:href="#__RefHeading___Toc215_2378536833" text:style-name="Index_20_Link" text:visited-style-name="Index_20_Link">4. Tesztelés<text:tab/>14</text:a></text:p>
          <text:p text:style-name="P124"><text:a xlink:type="simple" xlink:href="#__RefHeading___Toc217_2378536833" text:style-name="Index_20_Link" text:visited-style-name="Index_20_Link">4.1 Tetromino mozgatás jobbra<text:tab/>14</text:a></text:p>
          <text:p text:style-name="P124"><text:a xlink:type="simple" xlink:href="#__RefHeading___Toc219_2378536833" text:style-name="Index_20_Link" text:visited-style-name="Index_20_Link">4.2 Tetromino mozgatás balra<text:tab/>14</text:a></text:p>
          <text:p text:style-name="P124"><text:a xlink:type="simple" xlink:href="#__RefHeading___Toc601_2378536833" text:style-name="Index_20_Link" text:visited-style-name="Index_20_Link">4.3 Tetromino mozgatás jobbra akadályozás esetén<text:tab/>14</text:a></text:p>
          <text:p text:style-name="P124"><text:a xlink:type="simple" xlink:href="#__RefHeading___Toc603_2378536833" text:style-name="Index_20_Link" text:visited-style-name="Index_20_Link">4.4 Tetromino mozgatás balra akadályozás esetén<text:tab/>14</text:a></text:p>
          <text:p text:style-name="P124"><text:a xlink:type="simple" xlink:href="#__RefHeading___Toc605_2378536833" text:style-name="Index_20_Link" text:visited-style-name="Index_20_Link">4.4 A Tetromino leesésének megvárása beavatkozás nélkül<text:tab/>14</text:a></text:p>
          <text:p text:style-name="P124"><text:a xlink:type="simple" xlink:href="#__RefHeading___Toc607_2378536833" text:style-name="Index_20_Link" text:visited-style-name="Index_20_Link">4.5 Speciális képesség használata mana nélkül<text:tab/>14</text:a></text:p>
          <text:p text:style-name="P124"><text:a xlink:type="simple" xlink:href="#__RefHeading___Toc609_2378536833" text:style-name="Index_20_Link" text:visited-style-name="Index_20_Link">4.6 Speciális képesség használata 1 mana birtoklásával Ninja karakter esetén<text:tab/>14</text:a></text:p>
          <text:p text:style-name="P124"><text:a xlink:type="simple" xlink:href="#__RefHeading___Toc611_2378536833" text:style-name="Index_20_Link" text:visited-style-name="Index_20_Link">4.7 Speciális képesség használata 2 mana birtoklásával Ninja karakter esetén<text:tab/>15</text:a></text:p>
          <text:p text:style-name="P124"><text:a xlink:type="simple" xlink:href="#__RefHeading___Toc613_2378536833" text:style-name="Index_20_Link" text:visited-style-name="Index_20_Link">4.8 Speciális képesség használata 3 vagy több mana birtoklásával Ninja karakter esetén<text:tab/>15</text:a></text:p>
          <text:p text:style-name="P124"><text:a xlink:type="simple" xlink:href="#__RefHeading___Toc627_2378536833" text:style-name="Index_20_Link" text:visited-style-name="Index_20_Link">4.9 Speciális képesség használata 1 mana birtoklásával Warrior karakter esetén<text:tab/>15</text:a></text:p>
          <text:p text:style-name="P124"><text:a xlink:type="simple" xlink:href="#__RefHeading___Toc611_23785368331" text:style-name="Index_20_Link" text:visited-style-name="Index_20_Link">4.10 Speciális képesség használata 2 mana birtoklásával Warrior karakter esetén<text:tab/>15</text:a></text:p>
          <text:p text:style-name="P124"><text:a xlink:type="simple" xlink:href="#__RefHeading___Toc613_23785368331" text:style-name="Index_20_Link" text:visited-style-name="Index_20_Link">4.11 Speciális képesség használata 3 vagy több mana birtoklásával Warrior karakter esetén<text:tab/>16</text:a></text:p>
          <text:p text:style-name="P124"><text:a xlink:type="simple" xlink:href="#__RefHeading___Toc629_2378536833" text:style-name="Index_20_Link" text:visited-style-name="Index_20_Link">4.12 Speciális képesség használata 1 mana birtoklásával Mage karakter esetén<text:tab/>16</text:a></text:p>
          <text:p text:style-name="P124"><text:a xlink:type="simple" xlink:href="#__RefHeading___Toc611_23785368332" text:style-name="Index_20_Link" text:visited-style-name="Index_20_Link">4.13 Speciális képesség használata 2 mana birtoklásával Mage karakter esetén<text:tab/>16</text:a></text:p>
          <text:p text:style-name="P124"><text:soft-page-break/><text:a xlink:type="simple" xlink:href="#__RefHeading___Toc613_23785368332" text:style-name="Index_20_Link" text:visited-style-name="Index_20_Link">4.14 Speciális képesség használata 3 vagy több mana birtoklásával Mage karakter esetén<text:tab/>16</text:a></text:p>
          <text:p text:style-name="P124"><text:a xlink:type="simple" xlink:href="#__RefHeading___Toc632_2378536833" text:style-name="Index_20_Link" text:visited-style-name="Index_20_Link">4.15 Sor hozzáadódása a játéktérhez<text:tab/>16</text:a></text:p>
          <text:p text:style-name="P124"><text:a xlink:type="simple" xlink:href="#__RefHeading___Toc650_2378536833" text:style-name="Index_20_Link" text:visited-style-name="Index_20_Link">4.16 Kilépés a játékból<text:tab/>17</text:a></text:p>
          <text:p text:style-name="P124"><text:a xlink:type="simple" xlink:href="#__RefHeading___Toc652_2378536833" text:style-name="Index_20_Link" text:visited-style-name="Index_20_Link">4.17 MI játék indítása<text:tab/>17</text:a></text:p>
          <text:p text:style-name="P124"><text:a xlink:type="simple" xlink:href="#__RefHeading___Toc654_2378536833" text:style-name="Index_20_Link" text:visited-style-name="Index_20_Link">4.18 MI speciális képesség használata<text:tab/>17</text:a></text:p>
          <text:p text:style-name="P124"><text:a xlink:type="simple" xlink:href="#__RefHeading___Toc656_2378536833" text:style-name="Index_20_Link" text:visited-style-name="Index_20_Link">4.19 Tetromino forgatása<text:tab/>17</text:a></text:p>
          <text:p text:style-name="P124"><text:a xlink:type="simple" xlink:href="#__RefHeading___Toc601_23785368331" text:style-name="Index_20_Link" text:visited-style-name="Index_20_Link">4.20 Tetromino forgatás akadályozás esetén<text:tab/>17</text:a></text:p>
          <text:p text:style-name="P124"><text:a xlink:type="simple" xlink:href="#__RefHeading___Toc658_2378536833" text:style-name="Index_20_Link" text:visited-style-name="Index_20_Link">4.21 Lokális játék indítása<text:tab/>17</text:a></text:p>
          <text:p text:style-name="P124"><text:a xlink:type="simple" xlink:href="#__RefHeading___Toc680_2378536833" text:style-name="Index_20_Link" text:visited-style-name="Index_20_Link">4.22 Játék elvesztése<text:tab/>17</text:a></text:p>
          <text:p text:style-name="P124"><text:a xlink:type="simple" xlink:href="#__RefHeading___Toc682_2378536833" text:style-name="Index_20_Link" text:visited-style-name="Index_20_Link">4.23 Hálózati játék indítása rossz ip-port párossal<text:tab/>18</text:a></text:p>
          <text:p text:style-name="P124"><text:a xlink:type="simple" xlink:href="#__RefHeading___Toc684_2378536833" text:style-name="Index_20_Link" text:visited-style-name="Index_20_Link">4.24 Hálózati játék indítása ellenfél nélkül<text:tab/>18</text:a></text:p>
          <text:p text:style-name="P124"><text:a xlink:type="simple" xlink:href="#__RefHeading___Toc686_2378536833" text:style-name="Index_20_Link" text:visited-style-name="Index_20_Link">4.25 Hálózati játék indítása<text:tab/>18</text:a></text:p>
          <text:p text:style-name="P124"><text:a xlink:type="simple" xlink:href="#__RefHeading___Toc688_2378536833" text:style-name="Index_20_Link" text:visited-style-name="Index_20_Link">4.26 Ellenfél kilépése hálózati játék közben<text:tab/>18</text:a></text:p>
          <text:p text:style-name="P48"><text:a xlink:type="simple" xlink:href="#__RefHeading___Toc221_2378536833" text:style-name="Index_20_Link" text:visited-style-name="Index_20_Link">5. Felhasználói dokumentáció<text:tab/>19</text:a></text:p>
          <text:p text:style-name="P124"><text:a xlink:type="simple" xlink:href="#__RefHeading___Toc223_2378536833" text:style-name="Index_20_Link" text:visited-style-name="Index_20_Link">5.1 A futtatáshoz ajánlott hardver-, szoftver konfiguráció<text:tab/>19</text:a></text:p>
          <text:p text:style-name="P47"><text:a xlink:type="simple" xlink:href="#__RefHeading___Toc3602_2378536833" text:style-name="Index_20_Link" text:visited-style-name="Index_20_Link">Windows<text:tab/>19</text:a></text:p>
          <text:p text:style-name="P47"><text:a xlink:type="simple" xlink:href="#__RefHeading___Toc3604_2378536833" text:style-name="Index_20_Link" text:visited-style-name="Index_20_Link">Linux<text:tab/>19</text:a></text:p>
          <text:p text:style-name="P47"><text:a xlink:type="simple" xlink:href="#__RefHeading___Toc3606_2378536833" text:style-name="Index_20_Link" text:visited-style-name="Index_20_Link">Mac<text:tab/>19</text:a></text:p>
          <text:p text:style-name="P124"><text:a xlink:type="simple" xlink:href="#__RefHeading___Toc225_2378536833" text:style-name="Index_20_Link" text:visited-style-name="Index_20_Link">5.2 Telepítés<text:tab/>19</text:a></text:p>
          <text:p text:style-name="P124"><text:a xlink:type="simple" xlink:href="#__RefHeading___Toc227_2378536833" text:style-name="Index_20_Link" text:visited-style-name="Index_20_Link">5.3 A program használata<text:tab/>20</text:a></text:p>
          <text:p text:style-name="P47"><text:a xlink:type="simple" xlink:href="#__RefHeading___Toc3608_2378536833" text:style-name="Index_20_Link" text:visited-style-name="Index_20_Link">Tetris<text:tab/>20</text:a></text:p>
          <text:p text:style-name="P47"><text:a xlink:type="simple" xlink:href="#__RefHeading___Toc3610_2378536833" text:style-name="Index_20_Link" text:visited-style-name="Index_20_Link">Gameserver<text:tab/>21</text:a></text:p>
          <text:p text:style-name="P48"><text:a xlink:type="simple" xlink:href="#__RefHeading___Toc229_2378536833" text:style-name="Index_20_Link" text:visited-style-name="Index_20_Link">Felhasznált irodalom jegyzéke<text:tab/>22</text:a></text:p>
        </text:index-body>
      </text:table-of-content>
      <text:p text:style-name="P1"/>
      <text:h text:style-name="P50" text:outline-level="1"><text:bookmark-start text:name="__RefHeading___Toc185_2378536833"/>1. Követelmény feltárás<text:bookmark-end text:name="__RefHeading___Toc185_2378536833"/></text:h>
      <text:h text:style-name="P57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2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ba, mindkét játékos részére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57" text:outline-level="2"><text:bookmark-start text:name="__RefHeading___Toc189_2378536833"/><text:span text:style-name="T1">1.2 </text:span>Szakterületi fogalomjegyzék<text:bookmark-end text:name="__RefHeading___Toc189_2378536833"/></text:h>
      <text:p text:style-name="P76">AI – Mesterséges intelligencia, amely egy játékos gondolkodását utánozza, és az alapján tesz lépéseket amelyeket az adott helyzetben optimálisnak ítél</text:p>
      <text:p text:style-name="P77">SDL2 - </text:p>
      <text:p text:style-name="P77">Agilis fejlesztés -</text:p>
      <text:p text:style-name="P77">Verziókezelő rendszer - </text:p>
      <text:p text:style-name="P77">Tetromino - </text:p>
      <text:p text:style-name="P78">Tetromino leérkezése -</text:p>
      <text:p text:style-name="P79">Teli sor - </text:p>
      <text:h text:style-name="P57" text:outline-level="2"><text:bookmark-start text:name="__RefHeading___Toc191_2378536833"/><text:span text:style-name="T1">1.3 </text:span>Használatieset-modell, funkcionális követelmények<text:bookmark-end text:name="__RefHeading___Toc191_2378536833"/></text:h>
      <text:p text:style-name="P90">[USE case ábra lépés, special, karakterválasztás, játéktípus választás, sor eltűntetés]</text:p>
      <text:p text:style-name="P12"><text:span text:style-name="T6">A használati eset neve: </text:span><text:span text:style-name="T2">Hálózati játék </text:span><text:span text:style-name="T16">indítása</text:span></text:p>
      <text:p text:style-name="P12"><text:span text:style-name="T6">Leírás:</text:span><text:span text:style-name="T2"> [LEIRAS]</text:span></text:p>
      <text:p text:style-name="P12"><text:span text:style-name="T6">Előfeltétel:</text:span><text:span text:style-name="T2"> Játékszerver címének ismerete, hozzáférés a hálózathoz amelyen fut a szerver</text:span></text:p>
      <text:p text:style-name="P12"><text:span text:style-name="T6">Utófeltétel: </text:span><text:span text:style-name="T2">Egy második játékos becsatlakozása a játék által megadott időn belül</text:span></text:p>
      <text:p text:style-name="P80"/>
      <text:p text:style-name="P13"><text:span text:style-name="T6">A használati eset neve: </text:span><text:span text:style-name="T12">Tetromino mozgatása oldalra</text:span></text:p>
      <text:p text:style-name="P13"><text:span text:style-name="T6">Leírás:</text:span><text:span text:style-name="T2"> [LEIRAS]</text:span></text:p>
      <text:p text:style-name="P13"><text:span text:style-name="T6">Előfeltétel:</text:span><text:span text:style-name="T2"> </text:span><text:span text:style-name="T11">-</text:span></text:p>
      <text:p text:style-name="P13"><text:span text:style-name="T6">Utófeltétel: </text:span><text:span text:style-name="T7">-</text:span></text:p>
      <text:p text:style-name="P81"/>
      <text:p text:style-name="P13"><text:span text:style-name="T6">A használati eset neve: </text:span><text:span text:style-name="T12">Speciális képesség használata</text:span></text:p>
      <text:p text:style-name="P13"><text:span text:style-name="T6">Leírás:</text:span><text:span text:style-name="T2"> [LEIRAS]</text:span></text:p>
      <text:p text:style-name="P13"><text:soft-page-break/><text:span text:style-name="T6">Előfeltétel:</text:span><text:span text:style-name="T2"> </text:span><text:span text:style-name="T11">-</text:span></text:p>
      <text:p text:style-name="P81">Utófeltétel: -</text:p>
      <text:p text:style-name="P81"/>
      <text:p text:style-name="P13"><text:span text:style-name="T6">A használati eset neve: </text:span><text:span text:style-name="T12">Tetromino forgatása</text:span></text:p>
      <text:p text:style-name="P13"><text:span text:style-name="T6">Leírás:</text:span><text:span text:style-name="T2"> [LEIRAS]</text:span></text:p>
      <text:p text:style-name="P13"><text:span text:style-name="T6">Előfeltétel:</text:span><text:span text:style-name="T2"> </text:span><text:span text:style-name="T16">Az elforgatott tetromino nem ütközik fallal, vagy már leérkezett tetrominoval</text:span></text:p>
      <text:p text:style-name="P13"><text:span text:style-name="T7">Utófeltétel: </text:span><text:span text:style-name="T13">Tetromino elforgatása megtörtént</text:span></text:p>
      <text:p text:style-name="P81"/>
      <text:p text:style-name="P13"><text:span text:style-name="T6">A használati eset neve: </text:span><text:span text:style-name="T12">Tetromino gyorsított leérkeztetése</text:span></text:p>
      <text:p text:style-name="P13"><text:span text:style-name="T6">Leírás:</text:span><text:span text:style-name="T2"> [LEIRAS]</text:span></text:p>
      <text:p text:style-name="P13"><text:span text:style-name="T6">Előfeltétel:</text:span><text:span text:style-name="T2"> </text:span><text:span text:style-name="T16">Aktuális létezik, valamint nincs még leérkezve </text:span></text:p>
      <text:p text:style-name="P13"><text:span text:style-name="T7">Utófeltétel: </text:span><text:span text:style-name="T13">Tetromino leérkezett egy másik alakzat tetejére</text:span></text:p>
      <text:p text:style-name="P83"/>
      <text:p text:style-name="P14"><text:span text:style-name="T6">A használati eset neve: </text:span><text:span text:style-name="T13">Kilépés a játékból</text:span></text:p>
      <text:p text:style-name="P14"><text:span text:style-name="T6">Leírás:</text:span><text:span text:style-name="T2"> [LEIRAS]</text:span></text:p>
      <text:p text:style-name="P14"><text:span text:style-name="T6">Előfeltétel:</text:span><text:span text:style-name="T2"> </text:span><text:span text:style-name="T16">A játék fut</text:span></text:p>
      <text:p text:style-name="P9"><text:span text:style-name="T16">Utófeltétel: </text:span><text:span text:style-name="T13">A játék nem fut</text:span></text:p>
      <text:p text:style-name="P84"/>
      <text:p text:style-name="P14"><text:span text:style-name="T6">A használati eset neve: </text:span><text:span text:style-name="T13">Karakter kiválasztása</text:span></text:p>
      <text:p text:style-name="P14"><text:span text:style-name="T6">Leírás:</text:span><text:span text:style-name="T2"> [LEIRAS]</text:span></text:p>
      <text:p text:style-name="P14"><text:span text:style-name="T6">Előfeltétel:</text:span><text:span text:style-name="T2"> </text:span><text:span text:style-name="T16">A karakter választható, és létezik hozzá avatar</text:span></text:p>
      <text:p text:style-name="P9"><text:span text:style-name="T16">Utófeltétel: </text:span><text:span text:style-name="T13">A játék elindult a kiválasztott karakterrel</text:span></text:p>
      <text:p text:style-name="P84"/>
      <text:p text:style-name="P15"><text:span text:style-name="T6">A használati eset neve: </text:span><text:span text:style-name="T14">Sor eltűntetése</text:span></text:p>
      <text:p text:style-name="P15"><text:span text:style-name="T6">Leírás:</text:span><text:span text:style-name="T2"> [LEIRAS]</text:span></text:p>
      <text:p text:style-name="P15"><text:span text:style-name="T6">Előfeltétel:</text:span><text:span text:style-name="T2"> </text:span><text:span text:style-name="T17">A játék fut, </text:span><text:span text:style-name="T18">a legutóbb lehelyezett Tetromino teli sorokat eredményezett</text:span></text:p>
      <text:p text:style-name="P10"><text:span text:style-name="T16">Utófeltétel:</text:span><text:span text:style-name="T13"> </text:span><text:span text:style-name="T15">Az összes teli sor eltűnt a játéktérről</text:span></text:p>
      <text:p text:style-name="P81"/>
      <text:h text:style-name="P58" text:outline-level="2"><text:bookmark-start text:name="__RefHeading___Toc193_2378536833"/>1.4 Szakterületi követelmények<text:bookmark-end text:name="__RefHeading___Toc193_2378536833"/></text:h>
      <text:p text:style-name="P3"><text:span text:style-name="T3">A </text:span><text:span text:style-name="T2">szoftvernek követnie kell az 1984-ben kijött klasszikus Tetris játék szabályrendszerét, csak az abban jelenlévő alakzatokat (tetromino-kat) használhatja. </text:span><text:span text:style-name="T8">A játék csak akkor érhet véget ha egy tetromino nem lehelyezhető úgy, hogy teljes egészében benne legyen a játéktérben. Ezek a szabályok mind egy valódi ember, mind AI által irányított játékosra érvényesek. </text:span></text:p>
      <text:h text:style-name="P58" text:outline-level="2"><text:bookmark-start text:name="__RefHeading___Toc195_2378536833"/>1.5 Nem funkcionális követelmények<text:bookmark-end text:name="__RefHeading___Toc195_2378536833"/></text:h>
      <text:p text:style-name="P8"><text:span text:style-name="T3">F</text:span><text:span text:style-name="T2">ejlesztési módszertan:</text:span></text:p>
      <text:list xml:id="list2282021456" text:style-name="L1">
        <text:list-item>
          <text:p text:style-name="P85">Agilis</text:p>
        </text:list-item>
      </text:list>
      <text:p text:style-name="P11">A fejlesztéshez szükséges hardver:</text:p>
      <text:list xml:id="list255833788" text:style-name="L2">
        <text:list-item>
          <text:p text:style-name="P86">CPU: Core i5, RAM: 8GB, videó: 1440x900</text:p>
        </text:list-item>
      </text:list>
      <text:p text:style-name="P11"><text:soft-page-break/>A fejlesztéshez használt szoftverek:</text:p>
      <text:list xml:id="list2658036747" text:style-name="L3">
        <text:list-item>
          <text:p text:style-name="P87">Operációs rendszer: OS X Sierra</text:p>
        </text:list-item>
        <text:list-item>
          <text:p text:style-name="P87">Követelmény elemzés: LibreOffice Writer szövegszerkesztővel</text:p>
        </text:list-item>
        <text:list-item>
          <text:p text:style-name="P87">CASE eszköz: Enterprise Architect 11.0</text:p>
        </text:list-item>
        <text:list-item>
          <text:p text:style-name="P87">Verziókezelő rendszer: Git</text:p>
        </text:list-item>
        <text:list-item>
          <text:p text:style-name="P87">C++ fejlesztőeszköz: Vim</text:p>
        </text:list-item>
        <text:list-item>
          <text:p text:style-name="P88">Python fejlesztőeszköz: Vim</text:p>
        </text:list-item>
      </text:list>
      <text:p text:style-name="P82">A futtatáshoz szükséges operációs rendszer:</text:p>
      <text:list xml:id="list2264766355" text:style-name="L4">
        <text:list-item>
          <text:p text:style-name="P89"><text:span text:style-name="T2">Tetszőleges operációs rendszer amely támogatja az SDL2 library-t, </text:span><text:span text:style-name="T19">valamint megtalálható rajta olyan fordítóprogram ami támogatja a C++ C++14-es verzióját, </text:span><text:span text:style-name="T20">valamint a Python2-őt.</text:span></text:p>
        </text:list-item>
      </text:list>
      <text:p text:style-name="P82"/>
      <text:h text:style-name="P50" text:outline-level="1"><text:bookmark-start text:name="__RefHeading___Toc197_2378536833"/>2. Tervezés<text:bookmark-end text:name="__RefHeading___Toc197_2378536833"/></text:h>
      <text:h text:style-name="P59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4"><text:span text:style-name="T2">A játék eseményvezérelt architektúrát valósít meg Game Loop programozói minta </text:span><text:span text:style-name="T17">[1] </text:span><text:span text:style-name="T2">felhasználásával. Egy központi game loop segítségével figyeli a felhasználó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91">[KÉP]</text:p>
      <text:p text:style-name="P92">A hálózati játék kliens szerver architectúrát használ ami abban nyílvánul meg, hogy egy központi szerver alkalmazás fut a háttérben amihez a két kliens csatlakozik, amelyek a felhasználó számítógépén futnak, és rajta keresztül kommunikálnak egymással egy előre definiált üzenetformátummal.</text:p>
      <text:p text:style-name="P91">[KÉP]</text:p>
      <text:h text:style-name="P58" text:outline-level="2"><text:bookmark-start text:name="__RefHeading___Toc201_2378536833"/>2.2 Osztálymodell<text:bookmark-end text:name="__RefHeading___Toc201_2378536833"/></text:h>
      <text:h text:style-name="P58" text:outline-level="2"><text:bookmark-start text:name="__RefHeading___Toc203_2378536833"/>2.3 Dinamikus működés<text:bookmark-end text:name="__RefHeading___Toc203_2378536833"/></text:h>
      <text:h text:style-name="P58" text:outline-level="2"><text:bookmark-start text:name="__RefHeading___Toc205_2378536833"/>2.4 Felhasználói-felület modell<text:bookmark-end text:name="__RefHeading___Toc205_2378536833"/></text:h>
      <text:h text:style-name="P60" text:outline-level="2"><text:bookmark-start text:name="__RefHeading___Toc207_2378536833"/>2.5 Részletes programterv<text:bookmark-end text:name="__RefHeading___Toc207_2378536833"/></text:h>
      <text:h text:style-name="P51" text:outline-level="1"><text:bookmark-start text:name="__RefHeading___Toc209_2378536833"/>3. Implementáció<text:bookmark-end text:name="__RefHeading___Toc209_2378536833"/></text:h>
      <text:h text:style-name="P60" text:outline-level="2"><text:bookmark-start text:name="__RefHeading___Toc211_2378536833"/>3.1 Fejlesztőeszközök<text:bookmark-end text:name="__RefHeading___Toc211_2378536833"/></text:h>
      <text:p text:style-name="P6">A fejlesztés agilis módszertannal történik aminek a segítségével több iteráción keresztül a kód folyamatosan közeledik közeledik az elvárt működés felé. A hibák, és megvalósítandó funckionalitások menedzselése issue-k formájában történik. Ezen issue-k egy-egy olyan problémát tartalmaznak amik megoldása várhatóan maxálisan 1-2 nap alatt megejthető. Amennyiben egy probléma megoldása hoszabb időbe kerülne, úgy az adott probléma több kisebb részfeladatra kerül osztásra, és azokból keletkeznek az issue-k. A sprint-ek 2 hetes intervallumokban történnek, és minden ilyen iteráció milestone-jába az adott sprint során megoldandó issue-k kerülnek, és minden sprint célja, hogy a 2 hét végére a hozzásorolt issue-k lezárásra kerüljenek.</text:p>
      <text:p text:style-name="P93">Az adott sprint issue-inak menedzselésére Kanban tábla kerül alkalmazásra, amelyben megtalálható minden hozzárendelt issue, és követhető rajta a státusz-a az adott issue-nak, a tábla megfelelő sorába helyezve az issue-t.</text:p>
      <text:p text:style-name="P95">A programkód menedzselése a GitHub nevű repository hosting service felhasználásval Git verziókezelőben történik ami a verziókezelésen kívül segítséget ad az Agilis fejlesztés során használt sprint-ek, release-ek, issue-k menedzselésében, valamint tartalmaz beépített Kanban táblát.</text:p>
      <text:p text:style-name="P5"><text:span text:style-name="T47">A szoftver fejlesztése során annak érdekében, hogy a programkód több operációs rendszeren is fordítható legyen a </text:span>C<text:span text:style-name="T46">M</text:span>ake <text:span text:style-name="T46">program kerül felhasználásra ami compiler függetlenül menedzseli a build process-t</text:span>, <text:span text:style-name="T46">ezzel lehetővé teszi több fordító, és több operációs rendszer egyidejű használatát.</text:span></text:p>
      <text:p text:style-name="P96"><text:s/>Ez a tulajdonság kihasználásra kerül a program automatikus build-je során amihez Travis CI nevű szervíz kerül felhasználásra, ami lehetővé teszi, hogy összekötve a GitHub verziókezelővel minden commit, push és pull request hatására automatikusan a konfigurációhoz használt yamel fájlban definiált build-ek és tesztek fussanak le, valamint tag hatására a build artifact-ot fel tudja tölteni a GitHub release nyílvántartásába, hogy bármikor letölthető legyen. </text:p>
      <text:p text:style-name="P97">A fejlesztés során a C++ nyelv 2014 decemberében megjelent C++14-es verziója kerül felhasználásra, amely a programozási nyelv legfrisebb verziója.</text:p>
      <text:p text:style-name="P94">A szoftver által használt egyetlen külső fejlesztői könyvtár a megjelenítéshez használt SDL (Simple DirectMedia Layer) 2-es verziója, amely egy keresztplatformos fejlesztőkönyvtár amely réteget nyújt a szoftver és a számítógép multimédia hardvereszközei között.</text:p>
      <text:h text:style-name="P60" text:outline-level="2"><text:bookmark-start text:name="__RefHeading___Toc213_2378536833"/>3.2 Alkalmazott kódolási szabványok<text:bookmark-end text:name="__RefHeading___Toc213_2378536833"/></text:h>
      <text:p text:style-name="P100"><text:span text:style-name="T45">A kódoláskor alapvetően a C++ Core Guidelines [2] az irányadó az alábbi pontosításokkal:</text:span></text:p>
      <text:h text:style-name="Heading_20_3" text:outline-level="3"><text:bookmark-start text:name="__RefHeading___Toc3470_2378536833"/>Általános szabályok<text:bookmark-end text:name="__RefHeading___Toc3470_2378536833"/></text:h>
      <text:p text:style-name="Standard"/>
      <text:p text:style-name="Standard"><text:soft-page-break/>A forráskódban szereplő sorok hossza legfeljebb 120 karakter lehet. Ha kell, sortörést mindig operátor után iktatunk be.</text:p>
      <text:list xml:id="list2251907551" text:style-name="L6">
        <text:list-item>
          <text:p text:style-name="P36">Jobban áttekinthető ha nem kell görgetni.</text:p>
        </text:list-item>
        <text:list-item>
          <text:p text:style-name="P36">Kikényszeríti a túl mély szerkezetek kikerülését. Ha elértünk 3-4 indentálási mélységet, akkor fontoljuk meg egy új függvény vagy metódus bevezetését inkább.</text:p>
        </text:list-item>
      </text:list>
      <text:p text:style-name="Standard">Forráskódban használjunk angol nyelvet.</text:p>
      <text:list xml:id="list30391973" text:style-name="L7">
        <text:list-item>
          <text:p text:style-name="P37">Így nemzetközibb lesz a kód, ha olyan kell fejlessze, aki nem tud magyarul, az simán megteheti.</text:p>
        </text:list-item>
        <text:list-item>
          <text:p text:style-name="P37">Forráskódban kerüljük a nem ASCII karakterek használatát – kommentben is.</text:p>
        </text:list-item>
      </text:list>
      <text:p text:style-name="Standard"/>
      <text:p text:style-name="Standard"/>
      <text:h text:style-name="Heading_20_3" text:outline-level="3"><text:bookmark-start text:name="__RefHeading___Toc3472_2378536833"/>Névadás<text:bookmark-end text:name="__RefHeading___Toc3472_2378536833"/></text:h>
      <text:p text:style-name="Standard"/>
      <text:p text:style-name="Standard">Angol neveket adjunk.</text:p>
      <text:p text:style-name="Standard">Csak ASCII karaktereket alkalmazzunk.</text:p>
      <text:p text:style-name="Standard">Törekedjünk az olvashatóságra.</text:p>
      <text:p text:style-name="Standard">A nevekben ne aláhúzással, hanem nagybetűkkel válasszuk el a szavakat (kivétel: konstansok).</text:p>
      <text:list xml:id="list2375195745" text:style-name="L8">
        <text:list-item>
          <text:p text:style-name="P38">Objektum orientált kódoknál ez megszokott.</text:p>
        </text:list-item>
        <text:list-item>
          <text:p text:style-name="P38">Így a nevek rövidebbek lesznek egy kicsit.</text:p>
        </text:list-item>
      </text:list>
      <text:p text:style-name="Standard"/>
      <text:p text:style-name="Standard">Header fájlba csak deklarációk kerülhetnek, kivéve sablonok és rövid inline-ok (getter-ek / setter-ek)</text:p>
      <text:p text:style-name="Standard">C++ forrásfájlban lehet definíció és deklaráció is – ez utóbbi természetesen csak akkor, ha csak lokálisan használt elemet deklarálunk</text:p>
      <text:p text:style-name="Standard">Általában is törekedni kell arra, hogy csak abban a legbelső scope-ban deklaráljunk egy elemet (pl. változót), ahol használjuk.</text:p>
      <text:p text:style-name="Standard"/>
      <text:h text:style-name="Heading_20_3" text:outline-level="3"><text:bookmark-start text:name="__RefHeading___Toc3474_2378536833"/>Fájlnevek<text:bookmark-end text:name="__RefHeading___Toc3474_2378536833"/></text:h>
      <text:p text:style-name="Standard"/>
      <text:p text:style-name="Standard">A fájl nevét a benne szereplő osztály adja. A fájl neve legyen pontosan ugyanolyan kis- és nagybetűkkel írva, ahogy az osztály neve is.</text:p>
      <text:p text:style-name="Standard"/>
      <text:h text:style-name="Heading_20_3" text:outline-level="3"><text:bookmark-start text:name="__RefHeading___Toc3476_2378536833"/>A fájlok kiterjesztései<text:bookmark-end text:name="__RefHeading___Toc3476_2378536833"/></text:h>
      <text:p text:style-name="Standard"/>
      <text:p text:style-name="Standard">A C-ből is használható header fájlok kiterjesztése: .h</text:p>
      <text:p text:style-name="Standard">Csak C++-ból hívható header fájlok kiterjesztése: .hh</text:p>
      <text:p text:style-name="Standard">A C++ forrásfájlok kiterjesztése: .cc</text:p>
      <text:p text:style-name="Standard"/>
      <text:h text:style-name="Heading_20_3" text:outline-level="3"><text:bookmark-start text:name="__RefHeading___Toc3478_2378536833"/>Fordítási direktívák<text:bookmark-end text:name="__RefHeading___Toc3478_2378536833"/></text:h>
      <text:p text:style-name="Standard"/>
      <text:p text:style-name="Standard">A fordítási direktívák első karaktere (a kettőskereszt) kerüljön a sor első pozíciójába.</text:p>
      <text:p text:style-name="Standard"/>
      <text:p text:style-name="Standard"><text:soft-page-break/>Az include direktívák sorrendjét úgy válasszuk meg, hogy a header fájlok között a speciálistól haladjunk az általános felé. Tehát először a saját header fájlokat, majd a programkönyvtárak header-jeit, majd a rendszer header-eket include-oljuk.</text:p>
      <text:list xml:id="list2214051287" text:style-name="L9">
        <text:list-item>
          <text:p text:style-name="P39">Így kibukik, ha valamit egy header-ben valami olyanra hivatkozunk, ami még nincs deklarálva valahol.</text:p>
        </text:list-item>
      </text:list>
      <text:p text:style-name="Standard"/>
      <text:p text:style-name="Standard">Ha elegendő, akkor előzetes deklarációt használjunk include helyett. Az include-ok spórolásával gyorsabbá tesszük a fordítást.</text:p>
      <text:p text:style-name="Standard">Macskakörömmel az aktuális (C fájl-lal megegyező) könyvtárban lévő fejléc fájlokat include-oljuk, az -I után megadott könyvtárakból elérhető header-ek esetén pedig relációs jelek közé tesszük a header nevét a beágyazás során.</text:p>
      <text:p text:style-name="Standard">Törekedjünk arra, hogy csak a minimálisan mindenképp szükséges mennyiségű include könyvtár legyen megadva a fordításnál (kevés -I a CPPFLAGS értékében a Makefile-okban).</text:p>
      <text:p text:style-name="Standard">Az include könyvtár(ak) legyen(ek) a projekt fa alatt, annak gyökeréhez lehető legközelebb.</text:p>
      <text:p text:style-name="Standard"/>
      <text:p text:style-name="Standard">Header fájlban ne használjunk using namespace-t. Felesleges és kiszámíthatatlan névtér szennyezést okoz.</text:p>
      <text:p text:style-name="Standard"/>
      <text:p text:style-name="Standard"/>
      <text:h text:style-name="Heading_20_3" text:outline-level="3"><text:bookmark-start text:name="__RefHeading___Toc3500_2378536833"/>Típusok elnevezése<text:bookmark-end text:name="__RefHeading___Toc3500_2378536833"/></text:h>
      <text:p text:style-name="Standard"/>
      <text:p text:style-name="Standard">A típusok nevei főnevek.</text:p>
      <text:p text:style-name="Standard">A típus nevén belüli elkülöníthető szavakat kezdjük nagybetűvel, a nem szókezdő betűk pedig legyenek kisbetűk.</text:p>
      <text:p text:style-name="Standard">A típusnevek első karaktere kötelezően nagybetű.</text:p>
      <text:p text:style-name="Standard"/>
      <text:p text:style-name="Standard"><text:tab/><text:span text:style-name="T55">Something, TreeNode, PhoneCardEntry</text:span></text:p>
      <text:p text:style-name="Standard"/>
      <text:p text:style-name="Standard">A típusnevekben szereplő rövidítések szónak számítanak, vagyis csak első betűjük nagybetű, a többi kicsi.</text:p>
      <text:list xml:id="list1569887216" text:style-name="L10">
        <text:list-item>
          <text:p text:style-name="P42">Másként konfliktusokhoz vezetne. A változóneveket úgy kéne deklarálni, hogy pl. hTML, ami nem igazán olvasható, főleg ha a következő szó első nagybetűjét is hozzávesszük. A szavak nem különülnének el úgy, ahogy kellene, és ez nagy mértében rontaná az olvashatóságot.</text:p>
        </text:list-item>
      </text:list>
      <text:p text:style-name="Standard"/>
      <text:p text:style-name="P40"><text:tab/><text:tab/>HtmlTreeNode, MyWysiwygEditor</text:p>
      <text:p text:style-name="Standard"/>
      <text:p text:style-name="Standard">Ne alkalmazzunk aláhúzás jeleket a szavak elválasztására.</text:p>
      <text:p text:style-name="Standard"/>
      <text:h text:style-name="Heading_20_3" text:outline-level="3"><text:bookmark-start text:name="__RefHeading___Toc3502_2378536833"/>Mutatók és referenciák<text:bookmark-end text:name="__RefHeading___Toc3502_2378536833"/></text:h>
      <text:p text:style-name="Standard"/>
      <text:p text:style-name="Standard">Lehetőleg minél kevesebb helyen alkalmazzunk mutatókat.</text:p>
      <text:p text:style-name="Standard">Ha egy változóra történő hivatkozást kell alkalmazni, akkor csak abban az esetben használjunk mutatót, ha van értelme annak, hogy a hivatkozás NULL legyen. Ha a hivatkozás nem lehet NULL, akkor használjunk referenciát.</text:p>
      <text:p text:style-name="Standard">A pointer érvénytelenségét a !ptr szerkezettel ellenőrizzük. (Tehát hogy a pointer nulla-e.)</text:p>
      <text:p text:style-name="Standard"><text:soft-page-break/>Ne használjunk egymásba ágyazott referencia-mutató szerkezeteket. Ezek olvashatatlanná teszik a kódot:</text:p>
      <text:p text:style-name="Standard"/>
      <text:p text:style-name="P40"><text:tab/>char *&amp; something;</text:p>
      <text:p text:style-name="Standard"/>
      <text:h text:style-name="Heading_20_3" text:outline-level="3"><text:bookmark-start text:name="__RefHeading___Toc3504_2378536833"/>Változók elnevezése<text:bookmark-end text:name="__RefHeading___Toc3504_2378536833"/></text:h>
      <text:p text:style-name="Standard"/>
      <text:p text:style-name="Standard">A változók nevei főnevek.</text:p>
      <text:p text:style-name="Standard">A változó nevén belüli elkülöníthető szavakat kezdjük nagybetűvel, a nem szókezdő betűk pedig legyenek kisbetűk.</text:p>
      <text:p text:style-name="Standard">A változónevek első karaktere kötelezően kisbetű.</text:p>
      <text:p text:style-name="Standard">A változónevekben szereplő rövidítések szónak számítanak, vagyis csak első betűjük nagybetű, a többi kicsi.</text:p>
      <text:p text:style-name="Standard">Ne alkalmazzunk aláhúzás jeleket a szavak elválasztására.</text:p>
      <text:p text:style-name="Standard"/>
      <text:p text:style-name="P40"><text:tab/>htmlTreeNode, myWysiwygEditor</text:p>
      <text:p text:style-name="Standard"/>
      <text:p text:style-name="Standard">A globális változókat mindig :: operátorral hivatkozzuk.</text:p>
      <text:p text:style-name="Standard">A globális változók használatát kerüljük, ajánlott a singleton-ok alkalmazása.</text:p>
      <text:p text:style-name="Standard">Az általános célú változók neve egyezzen meg a típusával (persze a kis kezdőbetűtől eltekintve).</text:p>
      <text:p text:style-name="Standard">A nevek hosszúsága legyen arányban a hatókörük nagyságával.</text:p>
      <text:p text:style-name="Standard"/>
      <text:h text:style-name="Heading_20_3" text:outline-level="3"><text:bookmark-start text:name="__RefHeading___Toc3506_2378536833"/>Konstansok elnevezése<text:bookmark-end text:name="__RefHeading___Toc3506_2378536833"/></text:h>
      <text:p text:style-name="Standard"/>
      <text:p text:style-name="Standard">C++-ban a define előfordító direktívával létrehozott konstansok használata kerülendő. Használjunk const-ot, vagy enum-ot.</text:p>
      <text:p text:style-name="Standard">A konstansok és enum értékek elnevezése megfelel a változóknál látottaknak.</text:p>
      <text:p text:style-name="Standard"/>
      <text:p text:style-name="Standard"><text:tab/><text:span text:style-name="T55">const int someNumericLimit = 10;</text:span></text:p>
      <text:p text:style-name="Standard"/>
      <text:h text:style-name="Heading_20_3" text:outline-level="3"><text:bookmark-start text:name="__RefHeading___Toc3508_2378536833"/>Tagváltozók<text:bookmark-end text:name="__RefHeading___Toc3508_2378536833"/></text:h>
      <text:p text:style-name="Standard"/>
      <text:p text:style-name="Standard">Az osztályok tagváltozóinak nevét aláhúzás jellel zárjuk.</text:p>
      <text:list xml:id="list3634990126" text:style-name="L11">
        <text:list-item>
          <text:p text:style-name="P43">Így látszani fog pusztán a neve alapján, hogy tagváltozóról van szó.</text:p>
        </text:list-item>
      </text:list>
      <text:p text:style-name="Standard">A tagváltozók deklarációjánál a nagyobb láthatóságú tagváltozókat vegyük előre. Tehát először a sorrend legyen a következő: public, protected, private.</text:p>
      <text:p text:style-name="Standard"><text:span text:style-name="T59">K</text:span>erüljük a publikus tagváltozók használatát az adatrejtés elve miatt. Inkább alkalmazzunk publikus getter setter metódusokat.</text:p>
      <text:p text:style-name="Standard"/>
      <text:h text:style-name="Heading_20_3" text:outline-level="3"><text:bookmark-start text:name="__RefHeading___Toc3510_2378536833"/>Függvények elnevezése<text:bookmark-end text:name="__RefHeading___Toc3510_2378536833"/></text:h>
      <text:p text:style-name="Standard"/>
      <text:p text:style-name="Standard">A függvények nevei igék.</text:p>
      <text:p text:style-name="Standard">A függvények nevén belüli elkülöníthető szavakat kezdjük nagybetűvel, a nem szókezdő betűk pedig legyenek kisbetűk.</text:p>
      <text:p text:style-name="Standard"><text:soft-page-break/>A függvénynevek első karaktere kötelezően kisbetű.</text:p>
      <text:p text:style-name="Standard">A függvénynevekben szereplő rövidítések szónak számítanak, vagyis csak első betűjük nagybetű, a többi kicsi.</text:p>
      <text:p text:style-name="Standard">Ne alkalmazzunk aláhúzás jeleket a szavak elválasztására.</text:p>
      <text:p text:style-name="Standard"/>
      <text:h text:style-name="Heading_20_3" text:outline-level="3"><text:bookmark-start text:name="__RefHeading___Toc3512_2378536833"/>Tagfüggvények<text:bookmark-end text:name="__RefHeading___Toc3512_2378536833"/></text:h>
      <text:p text:style-name="Standard"/>
      <text:p text:style-name="Standard">A tagfüggvények nevei ne tartalmazzák az őket tartalmazó osztály nevét, ez csak felesleges redundancia.</text:p>
      <text:p text:style-name="Standard"/>
      <text:p text:style-name="P40"><text:tab/>line.getLength(); // NOT: line.getLineLength();</text:p>
      <text:p text:style-name="Standard"/>
      <text:h text:style-name="Heading_20_3" text:outline-level="3"><text:bookmark-start text:name="__RefHeading___Toc3514_2378536833"/>Blokkok<text:bookmark-end text:name="__RefHeading___Toc3514_2378536833"/></text:h>
      <text:p text:style-name="Standard"/>
      <text:p text:style-name="Standard">A blokkokban lévő kapcsos zárójeleket a K&amp;R szintaxis szerint helyezzük el. Ez alól kivételt alkotnak a függvények és metódusok definíciói, valamint az osztálydeklarációk, ahol az ANSI-C szintaxist használjuk, vagyis itt a kapcsos zárójelek azonos oszlopba kerülnek, azaz az első oszlopba.</text:p>
      <text:p text:style-name="Standard"/>
      <text:p text:style-name="P40">void</text:p>
      <text:p text:style-name="P40">setLimit(int limit)</text:p>
      <text:p text:style-name="P40">{</text:p>
      <text:p text:style-name="P40"><text:span text:style-name="T60"><text:tab/>i</text:span>f (limit &gt; 0) {</text:p>
      <text:p text:style-name="P40"><text:tab/><text:tab/>limit_ = limit;</text:p>
      <text:p text:style-name="P40"><text:tab/>}</text:p>
      <text:p text:style-name="P40">}</text:p>
      <text:p text:style-name="Standard"/>
      <text:p text:style-name="Standard">Egy sorba csak egy utasítást tegyünk</text:p>
      <text:p text:style-name="Standard"/>
      <text:h text:style-name="Heading_20_3" text:outline-level="3"><text:bookmark-start text:name="__RefHeading___Toc3516_2378536833"/>If<text:bookmark-end text:name="__RefHeading___Toc3516_2378536833"/></text:h>
      <text:p text:style-name="Standard"/>
      <text:p text:style-name="Standard">K&amp;R szerint:</text:p>
      <text:p text:style-name="Standard"/>
      <text:p text:style-name="Standard"><text:tab/>if (bank.isRobbed()) {</text:p>
      <text:p text:style-name="Standard"><text:tab/><text:tab/>chooseAnotherBank();</text:p>
      <text:p text:style-name="P44"><text:tab/>} else {</text:p>
      <text:p text:style-name="P44"><text:tab/><text:tab/>bank.visit();</text:p>
      <text:p text:style-name="P44"><text:tab/>}</text:p>
      <text:p text:style-name="Standard"/>
      <text:h text:style-name="Heading_20_3" text:outline-level="3"><text:bookmark-start text:name="__RefHeading___Toc3518_2378536833"/>Goto<text:bookmark-end text:name="__RefHeading___Toc3518_2378536833"/></text:h>
      <text:p text:style-name="Standard"/>
      <text:p text:style-name="Standard">Nem használunk goto-t.</text:p>
      <text:p text:style-name="Standard">C++-ban már a hibakezelésre megfelelő megoldást kínál a try-catch, így a goto feleslegessé vált. <text:span text:style-name="T60">Ezen felül</text:span> elrontja a program strukturáltságát.</text:p>
      <text:p text:style-name="Standard"><text:soft-page-break/></text:p>
      <text:h text:style-name="Heading_20_3" text:outline-level="3"><text:bookmark-start text:name="__RefHeading___Toc3520_2378536833"/>Whitespace<text:bookmark-end text:name="__RefHeading___Toc3520_2378536833"/></text:h>
      <text:p text:style-name="Standard"/>
      <text:p text:style-name="Standard"/>
      <text:p text:style-name="Standard">Minden blokk növeli a bal oldali behúzást egy egységgel, kivéve a névterek és az osztálydeklarációk blokkjai, illetve az extern C blokkja.</text:p>
      <text:p text:style-name="Standard">A behúzási egység egy tabulátor karakter.</text:p>
      <text:p text:style-name="Standard">Behúzáshoz nem használunk szóközt, tabulátort pedig csak behúzáshoz használunk.</text:p>
      <text:p text:style-name="Standard">A két whitespace karakter szerepe élesen elválik. A tabulátor vezérlőkarakterként pusztán a behúzásért felelős, a szóköz pedig a tartalom szerves része.</text:p>
      <text:p text:style-name="Standard">A kifejezésekben szereplő operátorok köré egy-egy szóköz kerül.</text:p>
      <text:p text:style-name="Standard">Zárójel pár belső oldalára nem kerül szóköz, külső oldalára viszont igen, kivéve ha a kettő egybe esik.</text:p>
      <text:p text:style-name="Standard"/>
      <text:p text:style-name="P40"><text:tab/>(a + b * (c + d));</text:p>
      <text:p text:style-name="Standard"/>
      <text:p text:style-name="Standard">Vesszők és pontosvesszők után mindig szóköz áll, kivéve ha sorvégi.</text:p>
      <text:p text:style-name="Standard"/>
      <text:p text:style-name="P40"><text:tab/>for (i = 0; i &lt; 10; ++i) {</text:p>
      <text:p text:style-name="P40"><text:tab/>}</text:p>
      <text:p text:style-name="Standard"/>
      <text:p text:style-name="Standard">A C++ fenntartott szavait kövesse egy whitespace karakter.</text:p>
      <text:p text:style-name="Standard">Sorok végén nem lehet whitespace.</text:p>
      <text:p text:style-name="Standard">Tabulátor után nem állhat szóköz karakter.</text:p>
      <text:p text:style-name="Standard">Ha egy zárójelben szereplő tartalom olyan hosszú, hogy ezzel sérül az egy sorra vonatkoztatott hossz határ, akkor a zárójel tartalmát külön blokk-ként kell kezelni, hogy az új, mélyebb szintű indentálási egységet alkosson. <text:span text:style-name="T61">Vagyis</text:span> a két zárójelet külön sorba kell elhelyezni közötte a tartalommal.</text:p>
      <text:p text:style-name="Standard">Egymást nem követhet két üres sor.</text:p>
      <text:p text:style-name="Standard">Blokkon belül csak az elkülöníthető jelentésű részek közé tegyünk új sort.</text:p>
      <text:p text:style-name="Standard"/>
      <text:h text:style-name="P54" text:outline-level="3"><text:bookmark-start text:name="__RefHeading___Toc3522_2378536833"/>Kommentek<text:bookmark-end text:name="__RefHeading___Toc3522_2378536833"/></text:h>
      <text:p text:style-name="P101"/>
      <text:p text:style-name="Text_20_body">A kommentek <text:span text:style-name="T62">kerülendők, cél a kód olvashatóvá tétele kommentek használatának szüksége nélkül. Amennyiben valahol komment szükséges, helyette a kód olvashatóságát kell javítani. A változónevek, és függvénynevek utaljanak funkcióikra.</text:span></text:p>
      <text:h text:style-name="Heading_20_3" text:outline-level="3"><text:bookmark-start text:name="__RefHeading___Toc3524_2378536833"/>É<text:span text:style-name="T63">rtékadás</text:span><text:bookmark-end text:name="__RefHeading___Toc3524_2378536833"/></text:h>
      <text:p text:style-name="P46"/>
      <text:p text:style-name="P46">A mágikus számok kerülendők. A 0 és 1 kivételével a számokat konstansok formájában adjuk meg.</text:p>
      <text:p text:style-name="P46">A lebegőpontos számokat mindig ponttal adjuk meg. Így kiemeljük a lebegőpontos és az egész aritmetika különböző természetét. Matematikailag a két modell teljesen különböző és nem kompatibilis egymással.</text:p>
      <text:p text:style-name="P46"/>
      <text:p text:style-name="P41"><text:soft-page-break/><text:tab/>double total = 0.0; // NOT: double total = 0;</text:p>
      <text:p text:style-name="P41"><text:tab/>double speed = 3.0e8 // NOT: double speed = 3e8;</text:p>
      <text:p text:style-name="P46"/>
      <text:p text:style-name="P46">A lebegőpontos konstansokban a pont előtt mindig álljon számjegy.</text:p>
      <text:p text:style-name="P46"/>
      <text:p text:style-name="P41"><text:tab/>double total = 0.5; // NOT: double total = .5;</text:p>
      <text:p text:style-name="P46"/>
      <text:p text:style-name="P46">Használjunk a típusuknak megfelelő nulla értékeket</text:p>
      <text:list xml:id="list115649549" text:style-name="L12">
        <text:list-item>
          <text:p text:style-name="P45">egészre 0, karakterre \0, lebegőpontosra 0.0, kivéve NULL.</text:p>
        </text:list-item>
      </text:list>
      <text:p text:style-name="P46">A NULL használatát inkább kerüljük, mert libc változatonként eltérő módon került definiálásra, és kasztolási hibákat tud eredményezni így. <text:span text:style-name="T62">Helyette a C++11-ben bevezetett nullptr legyen használva</text:span></text:p>
      <text:h text:style-name="P53" text:outline-level="1"><text:bookmark-start text:name="__RefHeading___Toc215_2378536833"/>4. Tesztelés<text:bookmark-end text:name="__RefHeading___Toc215_2378536833"/></text:h>
      <text:p text:style-name="P123"/>
      <text:h text:style-name="P63" text:outline-level="2"><text:bookmark-start text:name="__RefHeading___Toc217_2378536833"/>4.1 Tetromino mozgatás jobbra<text:bookmark-end text:name="__RefHeading___Toc217_2378536833"/></text:h>
      <text:p text:style-name="P17"><text:span text:style-name="T22">Teszt lépés</text:span>: Felhasználó megnyomja a jobbra <text:span text:style-name="T44">mozgatáshoz</text:span> kiosztott billentyűt</text:p>
      <text:p text:style-name="P16"><text:span text:style-name="T23">Elvárt eredmény: </text:span><text:span text:style-name="T44">a Tetromino egy egységnyivel jobbra tolódik, az esés sebessége nem változik</text:span></text:p>
      <text:h text:style-name="P64" text:outline-level="2"><text:bookmark-start text:name="__RefHeading___Toc219_2378536833"/>4.2 Tetromino mozgatás balra<text:bookmark-end text:name="__RefHeading___Toc219_2378536833"/></text:h>
      <text:p text:style-name="P18"><text:span text:style-name="T22">Teszt lépés</text:span>: Felhasználó megnyomja a <text:span text:style-name="T44">balra</text:span> <text:span text:style-name="T44">mozgatáshoz</text:span> kiosztott billentyűt</text:p>
      <text:p text:style-name="P25"><text:span text:style-name="T23">Elvárt eredmény: </text:span><text:span text:style-name="T44">a Tetromino egy egységnyivel balra tolódik, az esés sebessége nem változik</text:span></text:p>
      <text:h text:style-name="P65" text:outline-level="2"><text:bookmark-start text:name="__RefHeading___Toc601_2378536833"/>4.<text:span text:style-name="T44">3</text:span> Tetromino mozgatás <text:span text:style-name="T44">jobbra</text:span> <text:span text:style-name="T44">akadályozás esetén</text:span><text:bookmark-end text:name="__RefHeading___Toc601_2378536833"/></text:h>
      <text:p text:style-name="P18"><text:span text:style-name="T22">Teszt lépés</text:span>: Felhasználó megnyomja a <text:span text:style-name="T44">jobbra</text:span> <text:span text:style-name="T44">mozgatáshoz</text:span> kiosztott billentyűt <text:span text:style-name="T44">miközben az alakzat jobb oldalán található közvetlenül a játéktér széle</text:span></text:p>
      <text:p text:style-name="P25"><text:span text:style-name="T23">Elvárt eredmény: </text:span><text:span text:style-name="T44">a Tetromino nem mozdul, az esés sebessége nem változik</text:span></text:p>
      <text:h text:style-name="P65" text:outline-level="2"><text:bookmark-start text:name="__RefHeading___Toc603_2378536833"/>4.<text:span text:style-name="T44">4</text:span> Tetromino mozgatás balra <text:span text:style-name="T44">akadályozás esetén</text:span><text:bookmark-end text:name="__RefHeading___Toc603_2378536833"/></text:h>
      <text:p text:style-name="P18"><text:span text:style-name="T22">Teszt lépés</text:span>: Felhasználó megnyomja a <text:span text:style-name="T44">balra</text:span> <text:span text:style-name="T44">mozgatáshoz</text:span> kiosztott billentyűt <text:span text:style-name="T44">miközben az alakzat bal oldalán található közvetlenül a játéktér széle</text:span></text:p>
      <text:p text:style-name="P25"><text:span text:style-name="T23">Elvárt eredmény: </text:span><text:span text:style-name="T44">a Tetromino nem mozdul, az esés sebessége nem változik</text:span></text:p>
      <text:h text:style-name="P65" text:outline-level="2"><text:bookmark-start text:name="__RefHeading___Toc605_2378536833"/>4.<text:span text:style-name="T44">4</text:span> <text:span text:style-name="T44">A Tetromino leesésének megvárása beavatkozás nélkül</text:span><text:bookmark-end text:name="__RefHeading___Toc605_2378536833"/></text:h>
      <text:p text:style-name="P18"><text:span text:style-name="T22">Teszt lépés</text:span>: <text:span text:style-name="T44">A felhasználó megvárja amíg a forma leesik</text:span></text:p>
      <text:p text:style-name="P25"><text:span text:style-name="T23">Elvárt eredmény: </text:span><text:span text:style-name="T28">A Tetromino beilleszkedik a sorba, kitölti a rendelkezésére álló helyet, teli mezőt nem ír felül</text:span></text:p>
      <text:h text:style-name="P72" text:outline-level="2"><text:bookmark-start text:name="__RefHeading___Toc607_2378536833"/><text:span text:style-name="T44">4.</text:span>5 <text:span text:style-name="T48">Speciális képesség használata mana nélkül</text:span><text:bookmark-end text:name="__RefHeading___Toc607_2378536833"/></text:h>
      <text:p text:style-name="P26"><text:span text:style-name="T22">Teszt lépés:</text:span><text:span text:style-name="T27"> A felhasználó megnyomja a speciális képesség használatához rendelt gombot, miközben az általa birtokolt mana száma 0</text:span></text:p>
      <text:p text:style-name="P26"><text:span text:style-name="T22">Elvárt eredmény:</text:span><text:span text:style-name="T27"> Nem történik semmi változás sem a felhasználó, sem az ellenfel pályarészén, a Tetromino tovább esik lefelé változatlan sebességgel.</text:span></text:p>
      <text:h text:style-name="P73" text:outline-level="2"><text:bookmark-start text:name="__RefHeading___Toc609_2378536833"/><text:span text:style-name="T44">4.6</text:span> <text:span text:style-name="T48">Speciális képesség használata 1 mana birtoklásával Ninja karakter esetén </text:span><text:bookmark-end text:name="__RefHeading___Toc609_2378536833"/></text:h>
      <text:p text:style-name="P26"><text:span text:style-name="T22">Teszt lépés:</text:span><text:span text:style-name="T27"> A felhasználó megnyomja a speciális képesség használatához rendelt gombot, miközben az általa birtokolt mana száma 1 az általa kiválasztott karakter pedig a Ninja karakter</text:span></text:p>
      <text:p text:style-name="P26"><text:soft-page-break/><text:span text:style-name="T22">Elvárt eredmény:</text:span><text:span text:style-name="T27"> A felhasználó játékterén minden alakzat jobb oldalra tolódik kitöltve a lyukakat </text:span><text:span text:style-name="T29">a játéktéren, miközben minden sorban üres terület csak a sor bal oldalán található egybefüggő, alakzattal nem megszakított sávban. </text:span><text:span text:style-name="T30">A felhasználható mana mennyisége 0-ra csökken.</text:span></text:p>
      <text:h text:style-name="P74" text:outline-level="2"><text:bookmark-start text:name="__RefHeading___Toc611_2378536833"/><text:span text:style-name="T44">4.7</text:span> <text:span text:style-name="T48">Speciális képesség használata 2 mana birtoklásával Ninja karakter esetén </text:span><text:bookmark-end text:name="__RefHeading___Toc611_2378536833"/></text:h>
      <text:p text:style-name="P27"><text:span text:style-name="T22">Teszt lépés:</text:span><text:span text:style-name="T27"> A felhasználó megnyomja a speciális képesség használatához rendelt gombot, miközben az általa birtokolt mana száma </text:span><text:span text:style-name="T30">2</text:span><text:span text:style-name="T27"> az általa kiválasztott karakter pedig a Ninja karakter</text:span></text:p>
      <text:p text:style-name="P120"><text:span text:style-name="T24">Elvárt eredmény:</text:span><text:span text:style-name="T29"> A felhasználó játékterén </text:span><text:span text:style-name="T37">eltűnik a legalsó két sor, és két új sor tűnik fel az ellenfél térfelén egy-egy véletlenszerűen elhelyezett lyukkal. </text:span><text:span text:style-name="T30">A felhasználható mana mennyisége 0-ra csökken.</text:span></text:p>
      <text:h text:style-name="P74" text:outline-level="2"><text:bookmark-start text:name="__RefHeading___Toc613_2378536833"/><text:span text:style-name="T44">4.8</text:span> <text:span text:style-name="T48">Speciális képesség használata 3 vagy több mana birtoklásával Ninja karakter esetén </text:span><text:bookmark-end text:name="__RefHeading___Toc613_2378536833"/></text:h>
      <text:p text:style-name="P27"><text:span text:style-name="T22">Teszt lépés:</text:span><text:span text:style-name="T27"> A felhasználó megnyomja a speciális képesség használatához rendelt gombot, miközben az általa birtokolt mana száma </text:span><text:span text:style-name="T30">3 vagy több</text:span><text:span text:style-name="T27"> az általa kiválasztott karakter pedig a Ninja karakter</text:span></text:p>
      <text:p text:style-name="P120"><text:span text:style-name="T24">Elvárt eredmény:</text:span><text:span text:style-name="T29"> A felhasználó játékter</text:span><text:span text:style-name="T37">e az ellenfél játékterének a képesség használatakor életben lévő játéktér pontos mása lesz. </text:span><text:span text:style-name="T30">A felhasználható mana mennyisége 0-ra csökken.</text:span></text:p>
      <text:h text:style-name="P75" text:outline-level="2"><text:bookmark-start text:name="__RefHeading___Toc627_2378536833"/><text:span text:style-name="T44">4.9</text:span> <text:span text:style-name="T48">Speciális képesség használata 1 mana birtoklásával Warrior karakter esetén </text:span><text:bookmark-end text:name="__RefHeading___Toc627_2378536833"/></text:h>
      <text:p text:style-name="P28"><text:span text:style-name="T22">Teszt lépés:</text:span><text:span text:style-name="T27"> A felhasználó megnyomja a speciális képesség használatához rendelt gombot, miközben az általa birtokolt mana száma 1 az általa kiválasztott karakter pedig a Ninja karakter</text:span></text:p>
      <text:p text:style-name="P121"><text:span text:style-name="T22">Elvárt eredmény:</text:span><text:span text:style-name="T27"> A felhasználó játékterén </text:span><text:span text:style-name="T39">eltűnik a felső 4 sor. </text:span><text:span text:style-name="T37">Amennyiben nincs annyi sor a játéktéren a játéktér üres lesz. </text:span><text:span text:style-name="T30">A felhasználható mana mennyisége 0-ra csökken.</text:span></text:p>
      <text:h text:style-name="P75" text:outline-level="2"><text:bookmark-start text:name="__RefHeading___Toc611_23785368331"/><text:span text:style-name="T44">4.10</text:span> <text:span text:style-name="T48">Speciális képesség használata 2 mana birtoklásával Warrior karakter esetén </text:span><text:bookmark-end text:name="__RefHeading___Toc611_23785368331"/></text:h>
      <text:p text:style-name="P28"><text:span text:style-name="T22">Teszt lépés:</text:span><text:span text:style-name="T27"> A felhasználó megnyomja a speciális képesség használatához rendelt gombot, miközben az általa birtokolt mana száma </text:span><text:span text:style-name="T30">2</text:span><text:span text:style-name="T27"> az általa kiválasztott karakter pedig a Ninja karakter</text:span></text:p>
      <text:p text:style-name="P121"><text:span text:style-name="T24">Elvárt eredmény:</text:span><text:span text:style-name="T29"> A felhasználó játékter</text:span><text:span text:style-name="T38">e változatlan marad, míg az ellenfél játékterén amint leérkezik az aktuális teromino 5 új sor jelenik meg minden sorban egy véletlenszerűen elhelyezett lyukkal. </text:span><text:span text:style-name="T30">A felhasználható mana mennyisége 0-ra csökken.</text:span></text:p>
      <text:h text:style-name="P75" text:outline-level="2"><text:bookmark-start text:name="__RefHeading___Toc613_23785368331"/><text:soft-page-break/><text:span text:style-name="T44">4.11</text:span> <text:span text:style-name="T48">Speciális képesség használata 3 vagy több mana birtoklásával Warrior karakter esetén </text:span><text:bookmark-end text:name="__RefHeading___Toc613_23785368331"/></text:h>
      <text:p text:style-name="P28"><text:span text:style-name="T22">Teszt lépés:</text:span><text:span text:style-name="T27"> A felhasználó megnyomja a speciális képesség használatához rendelt gombot, miközben az általa birtokolt mana száma </text:span><text:span text:style-name="T30">3 vagy több</text:span><text:span text:style-name="T27"> az általa kiválasztott karakter pedig a Ninja karakter</text:span></text:p>
      <text:p text:style-name="P120"><text:span text:style-name="T24">Elvárt eredmény:</text:span><text:span text:style-name="T29"> A </text:span><text:span text:style-name="T39">ellenfél</text:span><text:span text:style-name="T29"> játékter</text:span><text:span text:style-name="T37">e az </text:span><text:span text:style-name="T39">felhasználó</text:span><text:span text:style-name="T37"> játékterének a képesség használatakor életben lévő játéktér pontos mása lesz. </text:span><text:span text:style-name="T30">A felhasználható mana mennyisége 0-ra csökken.</text:span></text:p>
      <text:h text:style-name="P75" text:outline-level="2"><text:bookmark-start text:name="__RefHeading___Toc629_2378536833"/><text:span text:style-name="T44">4.12</text:span> <text:span text:style-name="T48">Speciális képesség használata 1 mana birtoklásával Mage karakter esetén </text:span><text:bookmark-end text:name="__RefHeading___Toc629_2378536833"/></text:h>
      <text:p text:style-name="P28"><text:span text:style-name="T22">Teszt lépés:</text:span><text:span text:style-name="T27"> A felhasználó megnyomja a speciális képesség használatához rendelt gombot, miközben az általa birtokolt mana száma 1 az általa kiválasztott karakter pedig a Ninja karakter</text:span></text:p>
      <text:p text:style-name="P120"><text:span text:style-name="T22">Elvárt eredmény:</text:span><text:span text:style-name="T27"> A felhasználó játékterén </text:span><text:span text:style-name="T37">a legalsó négy sor eltűnik. Amennyiben nincs annyi sor a játéktéren a játéktér üres lesz. </text:span><text:span text:style-name="T30">A felhasználható mana mennyisége 0-ra csökken.</text:span></text:p>
      <text:h text:style-name="P75" text:outline-level="2"><text:bookmark-start text:name="__RefHeading___Toc611_23785368332"/><text:span text:style-name="T44">4.13</text:span> <text:span text:style-name="T48">Speciális képesség használata 2 mana birtoklásával Mage karakter esetén </text:span><text:bookmark-end text:name="__RefHeading___Toc611_23785368332"/></text:h>
      <text:p text:style-name="P28"><text:span text:style-name="T22">Teszt lépés:</text:span><text:span text:style-name="T27"> A felhasználó megnyomja a speciális képesség használatához rendelt gombot, miközben az általa birtokolt mana száma </text:span><text:span text:style-name="T30">2</text:span><text:span text:style-name="T27"> az általa kiválasztott karakter pedig a Ninja karakter</text:span></text:p>
      <text:p text:style-name="P120"><text:span text:style-name="T24">Elvárt eredmény:</text:span><text:span text:style-name="T29"> A felhasználó játékterén </text:span><text:span text:style-name="T38">eső aktuális tetromino eltűnik, és helyette véletlenszerűen egy új generálódik. </text:span><text:span text:style-name="T30">A felhasználható mana mennyisége 0-ra csökken.</text:span></text:p>
      <text:h text:style-name="P75" text:outline-level="2"><text:bookmark-start text:name="__RefHeading___Toc613_23785368332"/><text:span text:style-name="T44">4.14</text:span> <text:span text:style-name="T48">Speciális képesség használata 3 vagy több mana birtoklásával Mage karakter esetén </text:span><text:bookmark-end text:name="__RefHeading___Toc613_23785368332"/></text:h>
      <text:p text:style-name="P28"><text:span text:style-name="T22">Teszt lépés:</text:span><text:span text:style-name="T27"> A felhasználó megnyomja a speciális képesség használatához rendelt gombot, miközben az általa birtokolt mana száma </text:span><text:span text:style-name="T30">3 vagy több</text:span><text:span text:style-name="T27"> az általa kiválasztott karakter pedig a Ninja karakter</text:span></text:p>
      <text:p text:style-name="P122"><text:span text:style-name="T24">Elvárt eredmény:</text:span><text:span text:style-name="T29"> A felhasználó játékter</text:span><text:span text:style-name="T38">e változatlan marad. Az ellenfél játékterén a legfelső olyan sorral bezárólag ahol legalább egy nem üres mező található az összes mező ami üres volt teli lesz, valamint az összes olyan mező ami </text:span><text:span text:style-name="T40">teli</text:span><text:span text:style-name="T38"> volt ü</text:span><text:span text:style-name="T40">res</text:span><text:span text:style-name="T38"> lesz. </text:span><text:span text:style-name="T30">A felhasználható mana mennyisége 0-ra csökken.</text:span></text:p>
      <text:h text:style-name="P66" text:outline-level="2"><text:bookmark-start text:name="__RefHeading___Toc632_2378536833"/>4.<text:span text:style-name="T49">15</text:span> <text:span text:style-name="T49">Sor hozzáadódása a játéktérhez</text:span><text:bookmark-end text:name="__RefHeading___Toc632_2378536833"/></text:h>
      <text:p text:style-name="P19"><text:span text:style-name="T22">Teszt lépés</text:span>: <text:span text:style-name="T49">A felhasználó eltűntetett 1 vagy több sort a játékteréről, vagy olyan speciális képességet használt ami hozzátesz az ellenfél játékteréhez plusz sorokat.</text:span></text:p>
      <text:p text:style-name="P29"><text:soft-page-break/><text:span text:style-name="T23">Elvárt eredmény: </text:span><text:span text:style-name="T28">a</text:span><text:span text:style-name="T31">z ellenfél játékterének alján, amint letette a sor hozzáadása alatt nála lévő tetromino-t, megjelenik az összes addig összegyűlt hozzáadott sor , mindegyik sorban egyetlen véletlneszerűen elhelyezett lyukkal, mielőtt még az ellenfél megkapná az új alakzatot.</text:span></text:p>
      <text:h text:style-name="P66" text:outline-level="2"><text:bookmark-start text:name="__RefHeading___Toc650_2378536833"/>4.<text:span text:style-name="T50">16</text:span> <text:span text:style-name="T49">Kilépés a játékból</text:span><text:bookmark-end text:name="__RefHeading___Toc650_2378536833"/></text:h>
      <text:p text:style-name="P19"><text:span text:style-name="T22">Teszt lépés</text:span>: Felhasználó megnyomja a<text:span text:style-name="T49">z ESC billentyűt, vagy az ablak sarkában található bezárógombot az egérrel.</text:span></text:p>
      <text:p text:style-name="P29"><text:span text:style-name="T23">Elvárt eredmény: </text:span><text:span text:style-name="T31">A játékablak bezáródik</text:span></text:p>
      <text:h text:style-name="P67" text:outline-level="2"><text:bookmark-start text:name="__RefHeading___Toc652_2378536833"/>4.<text:span text:style-name="T50">17</text:span> <text:span text:style-name="T50">MI játék indítása</text:span><text:bookmark-end text:name="__RefHeading___Toc652_2378536833"/></text:h>
      <text:p text:style-name="P20"><text:span text:style-name="T22">Teszt lépés</text:span>: Felhasználó <text:span text:style-name="T50">elindítja a játékot MI mód megadásával.</text:span></text:p>
      <text:p text:style-name="P30"><text:span text:style-name="T23">Elvárt eredmény: </text:span><text:span text:style-name="T31">A játék </text:span><text:span text:style-name="T32">elindul, az ellenfél aktívan mozgatja és helyezi le a tetromino-kat.</text:span></text:p>
      <text:h text:style-name="P67" text:outline-level="2"><text:bookmark-start text:name="__RefHeading___Toc654_2378536833"/>4.<text:span text:style-name="T50">18</text:span> <text:span text:style-name="T50">MI speciális képesség használata</text:span><text:bookmark-end text:name="__RefHeading___Toc654_2378536833"/></text:h>
      <text:p text:style-name="P20"><text:span text:style-name="T22">Teszt lépés</text:span>: Felhasználó <text:span text:style-name="T50">MI módban indítva a játékot megvárja amíg az ellenfél játékterén csak a felső 4 sor nem üres </text:span></text:p>
      <text:p text:style-name="P30"><text:span text:style-name="T23">Elvárt eredmény: </text:span><text:span text:style-name="T33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68" text:outline-level="2"><text:bookmark-start text:name="__RefHeading___Toc656_2378536833"/>4.<text:span text:style-name="T52">19</text:span> Tetromino <text:span text:style-name="T51">forgatása</text:span><text:bookmark-end text:name="__RefHeading___Toc656_2378536833"/></text:h>
      <text:p text:style-name="P21"><text:span text:style-name="T22">Teszt lépés</text:span>: Felhasználó megnyomja a <text:span text:style-name="T51">tetromino forgatáshoz</text:span> kiosztott billentyűt, <text:span text:style-name="T51">miközben a forgást nem akadályozza semmi.</text:span></text:p>
      <text:p text:style-name="P35"><text:span text:style-name="T23">Elvárt eredmény: </text:span><text:span text:style-name="T44">a Tetromino 45 fokkal jobbra fordul</text:span></text:p>
      <text:h text:style-name="P68" text:outline-level="2"><text:bookmark-start text:name="__RefHeading___Toc601_23785368331"/>4.<text:span text:style-name="T52">20</text:span> Tetromino <text:span text:style-name="T51">forgatás</text:span> <text:span text:style-name="T44">akadályozás esetén</text:span><text:bookmark-end text:name="__RefHeading___Toc601_23785368331"/></text:h>
      <text:p text:style-name="P21"><text:span text:style-name="T22">Teszt lépés</text:span>: Felhasználó megnyomja a <text:span text:style-name="T51">tetromino forgatásához kiosztott billentyűt miközben a forgást fal, vagy más alakzat akadályozza</text:span></text:p>
      <text:p text:style-name="P31"><text:span text:style-name="T23">Elvárt eredmény: </text:span><text:span text:style-name="T28">a Tetromino nem mozdul, az esés sebessége nem változik</text:span></text:p>
      <text:h text:style-name="P68" text:outline-level="2"><text:bookmark-start text:name="__RefHeading___Toc658_2378536833"/>4.<text:span text:style-name="T52">21</text:span> <text:span text:style-name="T51">Lokális játék indítása</text:span><text:bookmark-end text:name="__RefHeading___Toc658_2378536833"/></text:h>
      <text:p text:style-name="P21"><text:span text:style-name="T22">Teszt lépés</text:span>: <text:span text:style-name="T51">Felhasználó elindítja a játékot lokális módban</text:span></text:p>
      <text:p text:style-name="P31"><text:span text:style-name="T23">Elvárt eredmény: </text:span><text:span text:style-name="T31">A </text:span><text:span text:style-name="T33">játék elindul, a felhasználó mindkét játékteret irányíthatja, egyiket a nyilakkal, másikat a W A S és D billentyűk nyomásával. </text:span></text:p>
      <text:h text:style-name="P69" text:outline-level="2"><text:bookmark-start text:name="__RefHeading___Toc680_2378536833"/>4.<text:span text:style-name="T52">22</text:span> <text:span text:style-name="T52">Játék elvesztése</text:span><text:bookmark-end text:name="__RefHeading___Toc680_2378536833"/></text:h>
      <text:p text:style-name="P22"><text:span text:style-name="T22">Teszt lépés</text:span>: <text:span text:style-name="T51">Felhasználó addig rakja le a kapott tetromino-kat, amíg már nem tud többet lerakni</text:span></text:p>
      <text:p text:style-name="P32"><text:soft-page-break/><text:span text:style-name="T23">Elvárt eredmény: </text:span><text:span text:style-name="T34">Mindkét játékos pályarésze üres lesz, mindkét játékos mana-ja 0-ra csökken és az ellenfél győzelmeinek száma egyel nő.</text:span></text:p>
      <text:h text:style-name="P70" text:outline-level="2"><text:bookmark-start text:name="__RefHeading___Toc682_2378536833"/>4.<text:span text:style-name="T52">23</text:span> <text:span text:style-name="T53">Hálózati játék indítása rossz ip-port párossal</text:span><text:bookmark-end text:name="__RefHeading___Toc682_2378536833"/></text:h>
      <text:p text:style-name="P23"><text:span text:style-name="T22">Teszt lépés</text:span>: <text:span text:style-name="T51">Felhasználó a játékot hálózati módban indítja, de rossz portszámot ad meg</text:span></text:p>
      <text:p text:style-name="P33"><text:span text:style-name="T23">Elvárt eredmény: </text:span><text:span text:style-name="T35">A program hibaüzenettel tér vissza, ami azt mondja, hogy a megadott címhez nem lehet csatlakozni</text:span></text:p>
      <text:h text:style-name="P70" text:outline-level="2"><text:bookmark-start text:name="__RefHeading___Toc684_2378536833"/>4.<text:span text:style-name="T52">24</text:span> <text:span text:style-name="T53">Hálózati játék indítása ellenfél nélkül</text:span><text:bookmark-end text:name="__RefHeading___Toc684_2378536833"/></text:h>
      <text:p text:style-name="P23"><text:span text:style-name="T22">Teszt lépés</text:span>: <text:span text:style-name="T51">Felhasználó elindítja a játékszervert, valamint a játék egy példányát a megfelelő ip-port páros megadásával</text:span></text:p>
      <text:p text:style-name="P33"><text:span text:style-name="T23">Elvárt eredmény: </text:span><text:span text:style-name="T36">A játék rövid idő eltelte után visszatér hibaüzenettel, hogy nem sikerült ellenfelet találni.</text:span></text:p>
      <text:h text:style-name="P71" text:outline-level="2"><text:bookmark-start text:name="__RefHeading___Toc686_2378536833"/>4.<text:span text:style-name="T52">25</text:span> <text:span text:style-name="T54">Hálózati játék indítása</text:span><text:bookmark-end text:name="__RefHeading___Toc686_2378536833"/></text:h>
      <text:p text:style-name="P24"><text:span text:style-name="T22">Teszt lépés</text:span>: <text:span text:style-name="T51">Felhasználó elindítja a játékszervert, valamint a játék két példányát a megfelelő ip-port páros megadásával</text:span></text:p>
      <text:p text:style-name="P34"><text:span text:style-name="T23">Elvárt eredmény: </text:span><text:span text:style-name="T36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71" text:outline-level="2"><text:bookmark-start text:name="__RefHeading___Toc688_2378536833"/>4.<text:span text:style-name="T52">26</text:span> <text:span text:style-name="T54">Ellenfél kilépése hálózati játék közben</text:span><text:bookmark-end text:name="__RefHeading___Toc688_2378536833"/></text:h>
      <text:p text:style-name="P24"><text:span text:style-name="T22">Teszt lépés</text:span>: <text:span text:style-name="T51">Felhasználó elindítja a játékszervert, valamint a játék két példányát a megfelelő ip-port páros megadásával. Eztuán a felhasználó az egyik példányt kilépteti.</text:span></text:p>
      <text:p text:style-name="P34"><text:span text:style-name="T23">Elvárt eredmény: </text:span><text:span text:style-name="T36">A másik példány is leáll az ellenfél lecsatlakozott hibaüzenettel</text:span></text:p>
      <text:p text:style-name="P7"/>
      <text:h text:style-name="P52" text:outline-level="1"><text:bookmark-start text:name="__RefHeading___Toc221_2378536833"/>5. Felhasználói dokumentáció<text:bookmark-end text:name="__RefHeading___Toc221_2378536833"/></text:h>
      <text:h text:style-name="P61" text:outline-level="2"/>
      <text:h text:style-name="P61" text:outline-level="2"><text:bookmark-start text:name="__RefHeading___Toc223_2378536833"/><text:span text:style-name="T21">5.1 </text:span>A futtatáshoz ajánlott hardver-, szoftver konfiguráció<text:bookmark-end text:name="__RefHeading___Toc223_2378536833"/></text:h>
      <text:p text:style-name="P115">A futtatáshoz ajánlott konfiguráció:</text:p>
      <text:h text:style-name="Heading_20_3" text:outline-level="3"><text:bookmark-start text:name="__RefHeading___Toc3602_2378536833"/>Windows<text:bookmark-end text:name="__RefHeading___Toc3602_2378536833"/></text:h>
      <text:p text:style-name="P116">OS: Windows 7 <text:span text:style-name="T70">SP1</text:span></text:p>
      <text:p text:style-name="P118"><text:span text:style-name="T69">CPU: Intel Core 2 Duo E7300</text:span></text:p>
      <text:p text:style-name="P116">Memória: <text:span text:style-name="T70">2 GB</text:span></text:p>
      <text:h text:style-name="P56" text:outline-level="3"><text:bookmark-start text:name="__RefHeading___Toc3604_2378536833"/>Linux<text:bookmark-end text:name="__RefHeading___Toc3604_2378536833"/></text:h>
      <text:p text:style-name="P117">OS: <text:span text:style-name="T70">Debian 9</text:span></text:p>
      <text:p text:style-name="P119"><text:span text:style-name="T69">CPU: Intel Core 2 Duo E7300</text:span></text:p>
      <text:p text:style-name="P117">Memória: <text:span text:style-name="T70">2 GB</text:span></text:p>
      <text:h text:style-name="P56" text:outline-level="3"><text:bookmark-start text:name="__RefHeading___Toc3606_2378536833"/>Mac<text:bookmark-end text:name="__RefHeading___Toc3606_2378536833"/></text:h>
      <text:p text:style-name="P117">OS: <text:span text:style-name="T5">OS X Sierra</text:span></text:p>
      <text:p text:style-name="P119"><text:span text:style-name="T69">CPU: Intel Core i3</text:span></text:p>
      <text:p text:style-name="P117">Memória: <text:span text:style-name="T70">2 GB</text:span></text:p>
      <text:h text:style-name="P62" text:outline-level="2"><text:bookmark-start text:name="__RefHeading___Toc225_2378536833"/>5.2 Telepítés<text:bookmark-end text:name="__RefHeading___Toc225_2378536833"/></text:h>
      <text:p text:style-name="P102">A következő csomagok megléte szükséges a játék futtatásához, amennyiben ezek nincsenek telepítve, az adott operációs rendszer csomagkezelőjével kerüljenek telepítésre:</text:p>
      <text:list xml:id="list2979728992" text:style-name="L13">
        <text:list-item>
          <text:p text:style-name="P104"><text:span text:style-name="T64">libsdl2</text:span></text:p>
        </text:list-item>
        <text:list-item>
          <text:p text:style-name="P103">libsdl2-image</text:p>
        </text:list-item>
        <text:list-item>
          <text:p text:style-name="P103">libsdl2-ttf</text:p>
        </text:list-item>
      </text:list>
      <text:p text:style-name="P102">A program egy tarball fájlba van csomagolva, ami tartalmazza az összes szükséges fájlt a játék indításához. A telepítéshez szükséges a tarball fájl kicsomagolása egy szabadon választott helyre a használt adattárolón amelyre telepíteni szeretnénk. Ezután a játék inídtásra készen áll.</text:p>
      <text:p text:style-name="P113">A játékszerver is megtalálható a csomagban, a futtatásához szükséges a python 2-es verziójának megléte.</text:p>
      <text:h text:style-name="P62" text:outline-level="2"><text:bookmark-start text:name="__RefHeading___Toc227_2378536833"/><text:soft-page-break/>5.3 A program használata<text:bookmark-end text:name="__RefHeading___Toc227_2378536833"/></text:h>
      <text:h text:style-name="P55" text:outline-level="3"/>
      <text:h text:style-name="P55" text:outline-level="3"><text:bookmark-start text:name="__RefHeading___Toc3608_2378536833"/>Tetris<text:bookmark-end text:name="__RefHeading___Toc3608_2378536833"/></text:h>
      <text:p text:style-name="P112"/>
      <text:p text:style-name="P102">A program terminálból indítható a megfelelő paraméterek beállításával. <text:span text:style-name="T65">A használható paraméterek a következők:</text:span></text:p>
      <text:p text:style-name="P105"><text:span text:style-name="T22">-h, </text:span><text:span text:style-name="T25">--help</text:span><text:span text:style-name="T22"> </text:span>: <text:span text:style-name="T66">A játék help-jének kiíratása a képernyőre, ahol a paraméterek magyarázatokkal kiíródnak</text:span></text:p>
      <text:p text:style-name="P106"><text:span text:style-name="T22">---version</text:span> : A játék verziójának kiíratása</text:p>
      <text:p text:style-name="P106"><text:span text:style-name="T22">-1 &lt;name&gt;, --character-1 &lt;name&gt;</text:span> : Szükséges paraméter. Az első játékos karakterének kiválasztása. A <text:span text:style-name="T22">&lt;name&gt;</text:span><text:span text:style-name="T27"> helyére az alábbi paraméterek kerülhetnek:</text:span></text:p>
      <text:list xml:id="list156332988" text:style-name="L14">
        <text:list-item>
          <text:p text:style-name="P107"><text:span text:style-name="T27">n : Ninja karakter</text:span></text:p>
        </text:list-item>
        <text:list-item>
          <text:p text:style-name="P107"><text:span text:style-name="T27">w: Warrior karakter</text:span></text:p>
        </text:list-item>
        <text:list-item>
          <text:p text:style-name="P107"><text:span text:style-name="T27">m: Mage karakter</text:span></text:p>
        </text:list-item>
      </text:list>
      <text:p text:style-name="P106"><text:span text:style-name="T22">-2 &lt;name&gt;, --character-2 &lt;name&gt;</text:span> : Opcionális paraméter, hálózati játékhoz nem szükséges. A második játékos karakterének kiválasztása. A <text:span text:style-name="T22">&lt;name&gt;</text:span> helyére az első játékosnál használatos paraméterek közül lehet választani.</text:p>
      <text:p text:style-name="P106"/>
      <text:p text:style-name="P108">Az alábbi paraméterek közül csak egy adható meg egyszerre:</text:p>
      <text:p text:style-name="P108"/>
      <text:p text:style-name="P108"><text:span text:style-name="T22">-a, --ai-game</text:span> : MI elleni játék indítása</text:p>
      <text:p text:style-name="P108"><text:span text:style-name="T22">-l, --local-game</text:span> : Lokális két személyes játék indítása</text:p>
      <text:p text:style-name="P109"><text:span text:style-name="T22">-n &lt;address&gt;, <text:s/>--enemy-addr &lt;address&gt;</text:span> : <text:span text:style-name="T67">Hálózati játék indítása. Az </text:span><text:span text:style-name="T27">&lt;address&gt; </text:span><text:span text:style-name="T41">helyére egy ip / port párosnak kell kerülnie </text:span><text:span text:style-name="T42">ami a játékszerver címét és portját tartalmazza amivel csatlakozik a játék, a következő alakban: </text:span><text:span text:style-name="T22">&lt;</text:span><text:span text:style-name="T26">ip</text:span><text:span text:style-name="T22">&gt;:&lt;</text:span><text:span text:style-name="T26">port</text:span><text:span text:style-name="T22">&gt;</text:span></text:p>
      <text:p text:style-name="P109"><text:span text:style-name="T22"/></text:p>
      <text:p text:style-name="P110"><text:span text:style-name="T22">Példák paraméterezésre: </text:span></text:p>
      <text:p text:style-name="P110"><text:span text:style-name="T57"><text:tab/></text:span><text:span text:style-name="T56">out/Tetris -n localhost:4242 -1 n</text:span></text:p>
      <text:p text:style-name="P110"><text:span text:style-name="T56"><text:tab/>out/Tetris -l -1 n -2 w</text:span></text:p>
      <text:p text:style-name="P110"><text:span text:style-name="T56"><text:tab/>out/Tetris -n 127.0.0.1:4242 -1 m</text:span></text:p>
      <text:p text:style-name="P110"><text:soft-page-break/><text:span text:style-name="T56"/></text:p>
      <text:h text:style-name="P55" text:outline-level="3"><text:bookmark-start text:name="__RefHeading___Toc3610_2378536833"/>Gameserver<text:bookmark-end text:name="__RefHeading___Toc3610_2378536833"/></text:h>
      <text:p text:style-name="P112"/>
      <text:p text:style-name="P113">A játékszerver indításához szükséges a python2 megléte. Egyetlen paramétert vesz át, a portot amin keresztül hallgatózik bejövő kapcsolatok után. Kétféleképp indítható:</text:p>
      <text:p text:style-name="P111"><text:tab/>python2 <text:span text:style-name="T68">src/gameserver.py &lt;port&gt;</text:span></text:p>
      <text:p text:style-name="P114">valamint</text:p>
      <text:p text:style-name="P114"><text:tab/><text:span text:style-name="T58">./src/gameserver.py</text:span> <text:span text:style-name="T55">&lt;port&gt;</text:span></text:p>
      <text:p text:style-name="P114">A játéknak az itt megadott porthoz kell csatlakozni hálózati játék indításakor, valamint a gameservert futtató számítógép ip címéhez. </text:p>
      <text:h text:style-name="P52" text:outline-level="1"><text:bookmark-start text:name="__RefHeading___Toc229_2378536833"/>Felhasznált irodalom jegyzéke<text:bookmark-end text:name="__RefHeading___Toc229_2378536833"/></text:h>
      <text:list xml:id="list4221317935" text:style-name="L5">
        <text:list-item>
          <text:p text:style-name="P98">Robert Nystrom –<text:span text:style-name="T43"> Game Programming Patterns [1]</text:span></text:p>
        </text:list-item>
        <text:list-item>
          <text:p text:style-name="P99">Robert Cecil Martin – Clean Code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tiva Sans" svg:font-family="'Motiva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2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1-30T23:58:03.697843000</dc:date>
    <meta:editing-duration>PT1H17M19S</meta:editing-duration>
    <meta:editing-cycles>17</meta:editing-cycles>
    <meta:generator>LibreOffice/5.3.7.2$MacOSX_X86_64 LibreOffice_project/6b8ed514a9f8b44d37a1b96673cbbdd077e24059</meta:generator>
    <meta:document-statistic meta:table-count="0" meta:image-count="0" meta:object-count="0" meta:page-count="22" meta:paragraph-count="411" meta:word-count="4135" meta:character-count="29992" meta:non-whitespace-character-count="26246"/>
  </office:meta>
</office:document-meta>
</file>